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/>
    </style:style>
    <style:style style:name="P2" style:family="paragraph" style:parent-style-name="Standard">
      <style:text-properties style:font-name="Palatino Linotype" officeooo:rsid="001d2e1b" officeooo:paragraph-rsid="001d2e1b"/>
    </style:style>
    <style:style style:name="P3" style:family="paragraph" style:parent-style-name="Standard">
      <style:text-properties officeooo:paragraph-rsid="001d2e1b"/>
    </style:style>
    <style:style style:name="T1" style:family="text">
      <style:text-properties officeooo:rsid="001fbf8f"/>
    </style:style>
    <style:style style:name="T2" style:family="text">
      <style:text-properties fo:color="#5b277d" loext:opacity="100%"/>
    </style:style>
    <style:style style:name="T3" style:family="text">
      <style:text-properties fo:color="#127622" loext:opacity="100%"/>
    </style:style>
    <style:style style:name="T4" style:family="text">
      <style:text-properties fo:color="#ff0000" loext:opacity="100%"/>
    </style:style>
    <style:style style:name="T5" style:family="text">
      <style:text-properties fo:color="#cc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file can be downloaded as UNPLT-31.BAS from ResearchGate. <text:line-break/>This formatted version is simply because RG has no online viewer for .BAS files.</text:p>
      <text:p text:style-name="P2">This is written in Apple <text:span text:style-name="T1">II </text:span>Basic. Earlier versions were for the Commodore Pet.<text:line-break/><text:a xlink:type="simple" xlink:href="https://archive.org/details/Apple_II_Basic_Programming_Manual_1978_Apple" text:style-name="Internet_20_link" text:visited-style-name="Visited_20_Internet_20_Link">https://archive.org/details/Apple_II_Basic_Programming_Manual_1978_Apple</text:a></text:p>
      <text:p text:style-name="P3"/>
      <text:p text:style-name="Preformatted_20_Text">10<text:tab/><text:span text:style-name="T2">REM</text:span>****************</text:p>
      <text:p text:style-name="Preformatted_20_Text">20<text:tab/><text:span text:style-name="T2">REM</text:span>* <text:s text:c="13"/>*</text:p>
      <text:p text:style-name="Preformatted_20_Text">30<text:tab/><text:span text:style-name="T2">REM</text:span>* <text:s text:c="3"/>UNPLOT <text:s text:c="3"/>*</text:p>
      <text:p text:style-name="Preformatted_20_Text">40<text:tab/><text:span text:style-name="T2">REM</text:span>* <text:s text:c="13"/>*</text:p>
      <text:p text:style-name="Preformatted_20_Text">50<text:tab/><text:span text:style-name="T2">REM</text:span>****************</text:p>
      <text:p text:style-name="Preformatted_20_Text">60<text:tab/><text:span text:style-name="T2">REM</text:span></text:p>
      <text:p text:style-name="Preformatted_20_Text">70<text:tab/><text:span text:style-name="T2">REM</text:span> PHILIP SARGENT</text:p>
      <text:p text:style-name="Preformatted_20_Text">80<text:tab/><text:span text:style-name="T2">REM</text:span></text:p>
      <text:p text:style-name="Preformatted_20_Text">90<text:tab/><text:span text:style-name="T2">REM</text:span> <text:s/>UNPLT#31 27 OCTOBER 1982 </text:p>
      <text:p text:style-name="Preformatted_20_Text">100<text:tab/><text:span text:style-name="T2">REM</text:span></text:p>
      <text:p text:style-name="Preformatted_20_Text">110<text:tab/><text:span text:style-name="T2">REM</text:span> VERSIONS 1-16 FOR PET.</text:p>
      <text:p text:style-name="Preformatted_20_Text">120<text:tab/><text:span text:style-name="T2">REM</text:span></text:p>
      <text:p text:style-name="Preformatted_20_Text">130<text:tab/>HOME:INVERSE:<text:span text:style-name="T3">PRINT</text:span>:<text:span text:style-name="T3">PRINT</text:span></text:p>
      <text:p text:style-name="Preformatted_20_Text">140<text:tab/><text:span text:style-name="T3">PRINT</text:span>"HI THERE"</text:p>
      <text:p text:style-name="Preformatted_20_Text">150<text:tab/><text:span text:style-name="T3">PRINT</text:span></text:p>
      <text:p text:style-name="Preformatted_20_Text">160<text:tab/><text:span text:style-name="T3">PRINT</text:span>"THIS IS FREDDIE,"</text:p>
      <text:p text:style-name="Preformatted_20_Text">170<text:tab/><text:span text:style-name="T3">PRINT</text:span></text:p>
      <text:p text:style-name="Preformatted_20_Text">180<text:tab/><text:span text:style-name="T3">PRINT</text:span>"YOUR DESK-TOP COMPUTER,"</text:p>
      <text:p text:style-name="Preformatted_20_Text">190<text:tab/><text:span text:style-name="T3">PRINT</text:span></text:p>
      <text:p text:style-name="Preformatted_20_Text">200<text:tab/><text:span text:style-name="T3">PRINT</text:span>"AND I'M FEELING JUST GREAT, GUYS,"</text:p>
      <text:p text:style-name="Preformatted_20_Text">210<text:tab/><text:span text:style-name="T3">PRINT</text:span></text:p>
      <text:p text:style-name="Preformatted_20_Text">220<text:tab/><text:span text:style-name="T3">PRINT</text:span>"AND I JUST KNOW I'M GOING TO GET"</text:p>
      <text:p text:style-name="Preformatted_20_Text">230<text:tab/><text:span text:style-name="T3">PRINT</text:span></text:p>
      <text:p text:style-name="Preformatted_20_Text">240<text:tab/><text:span text:style-name="T3">PRINT</text:span>"A BUNDLE OF KICKS OUT OF ANY GRAPH"</text:p>
      <text:p text:style-name="Preformatted_20_Text">250<text:tab/><text:span text:style-name="T3">PRINT</text:span></text:p>
      <text:p text:style-name="Preformatted_20_Text">260<text:tab/><text:span text:style-name="T3">PRINT</text:span>"YOU CARE TO RUN THRU ME"</text:p>
      <text:p text:style-name="Preformatted_20_Text">270<text:tab/><text:span text:style-name="T3">PRINT</text:span></text:p>
      <text:p text:style-name="Preformatted_20_Text">280<text:tab/>FORI=1TO2500<text:tab/>:NEXT:HOME</text:p>
      <text:p text:style-name="Preformatted_20_Text">290<text:tab/><text:span text:style-name="T3">PRINT</text:span>:<text:span text:style-name="T3">PRINT</text:span>:<text:span text:style-name="T3">PRINT</text:span></text:p>
      <text:p text:style-name="Preformatted_20_Text">300<text:tab/><text:span text:style-name="T3">PRINT</text:span>"LET'S GET WITH IT GANG!"</text:p>
      <text:p text:style-name="Preformatted_20_Text">310<text:tab/>NORMAL</text:p>
      <text:p text:style-name="Preformatted_20_Text">320<text:tab/>DIMXP(800<text:tab/>),YP(800<text:tab/>),XB(800<text:tab/>),YB(800<text:tab/>)</text:p>
      <text:p text:style-name="Preformatted_20_Text">330<text:tab/>DIML(800<text:tab/>)</text:p>
      <text:p text:style-name="Preformatted_20_Text">340<text:tab/>E$=CHR$(4):<text:span text:style-name="T2">REM</text:span>CNTRL/D</text:p>
      <text:p text:style-name="Preformatted_20_Text">350<text:tab/>C$=","</text:p>
      <text:p text:style-name="Preformatted_20_Text">360<text:tab/>FORI=1TO100<text:tab/>0<text:tab/>:NEXT:HOME</text:p>
      <text:p text:style-name="Preformatted_20_Text">370<text:tab/><text:span text:style-name="T3">PRINT</text:span>:<text:span text:style-name="T3">PRINT</text:span>:<text:span text:style-name="T3">PRINT</text:span></text:p>
      <text:p text:style-name="Preformatted_20_Text">380<text:tab/><text:span text:style-name="T3">PRINT</text:span>"DATA FROM DISC OR TABLET ?"</text:p>
      <text:p text:style-name="Preformatted_20_Text">390<text:tab/><text:span text:style-name="T3">PRINT</text:span>:<text:span text:style-name="T3">PRINT</text:span>"(ANSWER D OR T)"</text:p>
      <text:p text:style-name="Preformatted_20_Text">400<text:tab/>GETF2$</text:p>
      <text:p text:style-name="Preformatted_20_Text">410<text:tab/>IFF2$="D"THEN1960<text:tab/></text:p>
      <text:p text:style-name="Preformatted_20_Text">420<text:tab/>IFF2$&lt;&gt;"T"THEN390<text:tab/></text:p>
      <text:p text:style-name="Preformatted_20_Text">430<text:tab/>HOME</text:p>
      <text:p text:style-name="Preformatted_20_Text">440<text:tab/><text:span text:style-name="T3">PRINT</text:span>:<text:span text:style-name="T3">PRINT</text:span>:<text:span text:style-name="T3">PRINT</text:span></text:p>
      <text:p text:style-name="Preformatted_20_Text">450<text:tab/><text:span text:style-name="T3">PRINT</text:span>"IF YOU WISH TO PROCESS THE DATA"</text:p>
      <text:p text:style-name="Preformatted_20_Text">460<text:tab/><text:span text:style-name="T3">PRINT</text:span>:<text:span text:style-name="T3">PRINT</text:span>"RATHER THAN MERELY SCALE IT,"</text:p>
      <text:p text:style-name="Preformatted_20_Text">470<text:tab/><text:span text:style-name="T3">PRINT</text:span>:<text:span text:style-name="T3">PRINT</text:span>"THEN INSERT A BIT OF PROGRAM"</text:p>
      <text:p text:style-name="Preformatted_20_Text">480<text:tab/><text:span text:style-name="T3">PRINT</text:span>:<text:span text:style-name="T3">PRINT</text:span>"BETWEEN LINES 600<text:tab/>0<text:tab/> AND 700<text:tab/>0<text:tab/>,"</text:p>
      <text:p text:style-name="Preformatted_20_Text">490<text:tab/><text:span text:style-name="T3">PRINT</text:span>:<text:span text:style-name="T3">PRINT</text:span>"THE UNSCALED POINTS ARE XP &amp; YP"</text:p>
      <text:p text:style-name="Preformatted_20_Text">500<text:tab/><text:span text:style-name="T3">PRINT</text:span>:<text:span text:style-name="T3">PRINT</text:span>"AND ARE RETURNED AS XB &amp; YB"</text:p>
      <text:p text:style-name="Preformatted_20_Text">510<text:tab/><text:span text:style-name="T5">GOSUB</text:span>4090<text:tab/></text:p>
      <text:p text:style-name="Preformatted_20_Text">520<text:tab/><text:span text:style-name="T2">REM</text:span> INITIALISE TABLET</text:p>
      <text:p text:style-name="Preformatted_20_Text">530<text:tab/><text:span text:style-name="T3">PRINT</text:span>E$</text:p>
      <text:p text:style-name="Preformatted_20_Text">540<text:tab/><text:span text:style-name="T3">PRINT</text:span>CHR$(4);"PR#5"</text:p>
      <text:p text:style-name="Preformatted_20_Text">550<text:tab/><text:span text:style-name="T3">PRINT</text:span>"TEXT 1,SCALE 1,XOFF 1536,YOFF 1536,F,BEFORE,P,C"</text:p>
      <text:p text:style-name="Preformatted_20_Text">560<text:tab/><text:span text:style-name="T3">PRINT</text:span>E$;"PR#0<text:tab/>"</text:p>
      <text:p text:style-name="Preformatted_20_Text">570<text:tab/>HOME:<text:span text:style-name="T3">PRINT</text:span>:<text:span text:style-name="T3">PRINT</text:span>:<text:span text:style-name="T3">PRINT</text:span></text:p>
      <text:p text:style-name="Preformatted_20_Text"><text:soft-page-break/>580<text:tab/>INPUT"TITLE: ";T$</text:p>
      <text:p text:style-name="Preformatted_20_Text">590<text:tab/><text:span text:style-name="T3">PRINT</text:span>:<text:span text:style-name="T3">PRINT</text:span></text:p>
      <text:p text:style-name="Preformatted_20_Text">600<text:tab/><text:span text:style-name="T3">PRINT</text:span>"IS THE X-AXIS LOGARITHMIC ?"</text:p>
      <text:p text:style-name="Preformatted_20_Text">610<text:tab/><text:span text:style-name="T3">PRINT</text:span>:<text:span text:style-name="T3">PRINT</text:span>"(ANSWER Y OR N)"</text:p>
      <text:p text:style-name="Preformatted_20_Text">620<text:tab/>GETQ$:IFQ$=""THEN620<text:tab/></text:p>
      <text:p text:style-name="Preformatted_20_Text">630<text:tab/>IFQ$="Y"THEN660<text:tab/></text:p>
      <text:p text:style-name="Preformatted_20_Text">640<text:tab/>IFQ$="N"THEN670<text:tab/></text:p>
      <text:p text:style-name="Preformatted_20_Text">650<text:tab/><text:span text:style-name="T4">GOTO</text:span>610<text:tab/></text:p>
      <text:p text:style-name="Preformatted_20_Text">660<text:tab/>L1=1:<text:span text:style-name="T4">GOTO</text:span>680<text:tab/></text:p>
      <text:p text:style-name="Preformatted_20_Text">670<text:tab/>L1=0<text:tab/>:<text:span text:style-name="T4">GOTO</text:span>680<text:tab/></text:p>
      <text:p text:style-name="Preformatted_20_Text">680<text:tab/><text:span text:style-name="T3">PRINT</text:span>:<text:span text:style-name="T3">PRINT</text:span>"IS THE Y-AXIS LOGARITHMIC ?"</text:p>
      <text:p text:style-name="Preformatted_20_Text">690<text:tab/><text:span text:style-name="T3">PRINT</text:span>:<text:span text:style-name="T3">PRINT</text:span>"(ANSWER Y OR N)</text:p>
      <text:p text:style-name="Preformatted_20_Text">700<text:tab/>GETQ$:IFQ$=""THEN700<text:tab/></text:p>
      <text:p text:style-name="Preformatted_20_Text">710<text:tab/>IFQ$="Y"THEN740<text:tab/></text:p>
      <text:p text:style-name="Preformatted_20_Text">720<text:tab/>IFQ$="N"THEN750<text:tab/></text:p>
      <text:p text:style-name="Preformatted_20_Text">730<text:tab/><text:span text:style-name="T4">GOTO</text:span>690<text:tab/></text:p>
      <text:p text:style-name="Preformatted_20_Text">740<text:tab/>L2=1:<text:span text:style-name="T4">GOTO</text:span>760<text:tab/></text:p>
      <text:p text:style-name="Preformatted_20_Text">750<text:tab/>L2=0<text:tab/>:<text:span text:style-name="T4">GOTO</text:span>760<text:tab/></text:p>
      <text:p text:style-name="Preformatted_20_Text">760<text:tab/><text:span text:style-name="T3">PRINT</text:span>:<text:span text:style-name="T3">PRINT</text:span></text:p>
      <text:p text:style-name="Preformatted_20_Text">770<text:tab/>INPUT"X-AXIS LIMITS ON PLOT: ";XL,XH</text:p>
      <text:p text:style-name="Preformatted_20_Text">780<text:tab/><text:span text:style-name="T3">PRINT</text:span></text:p>
      <text:p text:style-name="Preformatted_20_Text">790<text:tab/>IFL1=0<text:tab/>THEN850<text:tab/></text:p>
      <text:p text:style-name="Preformatted_20_Text">800<text:tab/>IFXL=0<text:tab/>THEN830<text:tab/></text:p>
      <text:p text:style-name="Preformatted_20_Text">810<text:tab/>IFXH=0<text:tab/>THEN830<text:tab/></text:p>
      <text:p text:style-name="Preformatted_20_Text">820<text:tab/><text:span text:style-name="T4">GOTO</text:span>850<text:tab/></text:p>
      <text:p text:style-name="Preformatted_20_Text">830<text:tab/><text:span text:style-name="T3">PRINT</text:span>"LOG SCALE - NO ZEROS PLEASE."</text:p>
      <text:p text:style-name="Preformatted_20_Text">840<text:tab/><text:span text:style-name="T3">PRINT</text:span>:<text:span text:style-name="T4">GOTO</text:span>770<text:tab/></text:p>
      <text:p text:style-name="Preformatted_20_Text">850<text:tab/>INPUT"Y-AXIS LIMITS ON PLOT: ";YL,YH</text:p>
      <text:p text:style-name="Preformatted_20_Text">860<text:tab/>IFL2=0<text:tab/>THEN920<text:tab/></text:p>
      <text:p text:style-name="Preformatted_20_Text">870<text:tab/>IFYL=0<text:tab/>THEN900<text:tab/></text:p>
      <text:p text:style-name="Preformatted_20_Text">880<text:tab/>IFYH=0<text:tab/>THEN900<text:tab/></text:p>
      <text:p text:style-name="Preformatted_20_Text">890<text:tab/><text:span text:style-name="T4">GOTO</text:span>920<text:tab/></text:p>
      <text:p text:style-name="Preformatted_20_Text">900<text:tab/><text:span text:style-name="T3">PRINT</text:span>:<text:span text:style-name="T3">PRINT</text:span>"LOG SCALE - NO ZEROS PLEASE."</text:p>
      <text:p text:style-name="Preformatted_20_Text">910<text:tab/><text:span text:style-name="T3">PRINT</text:span>:<text:span text:style-name="T4">GOTO</text:span>850<text:tab/></text:p>
      <text:p text:style-name="Preformatted_20_Text">920<text:tab/><text:span text:style-name="T3">PRINT</text:span>:<text:span text:style-name="T3">PRINT</text:span></text:p>
      <text:p text:style-name="Preformatted_20_Text">930<text:tab/>INPUT"SCALE MULTIPLIER FOR X ";BX</text:p>
      <text:p text:style-name="Preformatted_20_Text">940<text:tab/><text:span text:style-name="T3">PRINT</text:span></text:p>
      <text:p text:style-name="Preformatted_20_Text">950<text:tab/>INPUT"SCALE MULTIPLIER FOR Y ";BY</text:p>
      <text:p text:style-name="Preformatted_20_Text">960<text:tab/><text:span text:style-name="T5">GOSUB</text:span>4090<text:tab/></text:p>
      <text:p text:style-name="Preformatted_20_Text">970<text:tab/>HOME:<text:span text:style-name="T3">PRINT</text:span>:<text:span text:style-name="T3">PRINT</text:span></text:p>
      <text:p text:style-name="Preformatted_20_Text">980<text:tab/><text:span text:style-name="T3">PRINT</text:span>"DO YOU WANT TO VERIFY EACH POINT"</text:p>
      <text:p text:style-name="Preformatted_20_Text">990<text:tab/><text:span text:style-name="T3">PRINT</text:span>:<text:span text:style-name="T3">PRINT</text:span>"BY PRESSING THE SPACE-BAR ?"</text:p>
      <text:p text:style-name="Preformatted_20_Text">1000<text:tab/><text:span text:style-name="T3">PRINT</text:span>:<text:span text:style-name="T3">PRINT</text:span>"(ANSWER Y OR N)"</text:p>
      <text:p text:style-name="Preformatted_20_Text">1010<text:tab/>GETW$</text:p>
      <text:p text:style-name="Preformatted_20_Text">1020<text:tab/>IFW$="N"THEN10<text:tab/>50<text:tab/></text:p>
      <text:p text:style-name="Preformatted_20_Text">1030<text:tab/>IFW$&lt;&gt;"Y"THEN100<text:tab/>0<text:tab/></text:p>
      <text:p text:style-name="Preformatted_20_Text">1040<text:tab/>F1$="T"</text:p>
      <text:p text:style-name="Preformatted_20_Text">1050<text:tab/>HOME</text:p>
      <text:p text:style-name="Preformatted_20_Text">1060<text:tab/><text:span text:style-name="T3">PRINT</text:span>:<text:span text:style-name="T3">PRINT</text:span>"SET X-ORIGIN ON TABLET"</text:p>
      <text:p text:style-name="Preformatted_20_Text">1070<text:tab/><text:span text:style-name="T5">GOSUB</text:span>4390<text:tab/></text:p>
      <text:p text:style-name="Preformatted_20_Text">1080<text:tab/>X0<text:tab/>=ZX:Y1=ZY</text:p>
      <text:p text:style-name="Preformatted_20_Text">1090<text:tab/><text:span text:style-name="T3">PRINT</text:span>:<text:span text:style-name="T3">PRINT</text:span>"SET X-AXIS LIMIT ON TABLET"</text:p>
      <text:p text:style-name="Preformatted_20_Text">1100<text:tab/><text:span text:style-name="T5">GOSUB</text:span>4390<text:tab/></text:p>
      <text:p text:style-name="Preformatted_20_Text">1110<text:tab/>XMAX=ZX:YCHK=ZY</text:p>
      <text:p text:style-name="Preformatted_20_Text">1120<text:tab/><text:span text:style-name="T3">PRINT</text:span>:<text:span text:style-name="T3">PRINT</text:span>"SET Y-ORIGIN ON TABLET"</text:p>
      <text:p text:style-name="Preformatted_20_Text">1130<text:tab/><text:span text:style-name="T5">GOSUB</text:span>4390<text:tab/></text:p>
      <text:p text:style-name="Preformatted_20_Text">1140<text:tab/>X1=ZX:Y0<text:tab/>=ZY</text:p>
      <text:p text:style-name="Preformatted_20_Text">1150<text:tab/><text:span text:style-name="T3">PRINT</text:span>:<text:span text:style-name="T3">PRINT</text:span>"SET Y-AXIS LIMIT ON TABLET"</text:p>
      <text:p text:style-name="Preformatted_20_Text">1160<text:tab/><text:span text:style-name="T5">GOSUB</text:span>4390<text:tab/></text:p>
      <text:p text:style-name="Preformatted_20_Text">1170<text:tab/>YMAX=ZY:XCHK=ZX</text:p>
      <text:p text:style-name="Preformatted_20_Text">1180<text:tab/>E1=YMAX-Y0<text:tab/>:E2=X1-XCHK</text:p>
      <text:p text:style-name="Preformatted_20_Text">1190<text:tab/>E3=YCHK-Y1:E4=XMAX-X0<text:tab/></text:p>
      <text:p text:style-name="Preformatted_20_Text">1200<text:tab/>IFE2=0<text:tab/>THEN1230<text:tab/></text:p>
      <text:p text:style-name="Preformatted_20_Text">1210<text:tab/><text:span text:style-name="T2">REM</text:span> ?"E2,2%E4 ";E2,E4*0<text:tab/>.0<text:tab/>2</text:p>
      <text:p text:style-name="Preformatted_20_Text"><text:soft-page-break/>1220<text:tab/>IFABS(E2)&gt;ABS(0<text:tab/>.0<text:tab/>2*E4)THEN1270<text:tab/></text:p>
      <text:p text:style-name="Preformatted_20_Text">1230<text:tab/>IFE3=0<text:tab/>THEN1470<text:tab/></text:p>
      <text:p text:style-name="Preformatted_20_Text">1240<text:tab/><text:span text:style-name="T2">REM</text:span> ?"E3,2%E1 ";E3,E1*0<text:tab/>.0<text:tab/>2</text:p>
      <text:p text:style-name="Preformatted_20_Text">1250<text:tab/>IFABS(E3)&gt;ABS(0<text:tab/>.0<text:tab/>2*E1)THEN1370<text:tab/></text:p>
      <text:p text:style-name="Preformatted_20_Text">1260<text:tab/><text:span text:style-name="T4">GOTO</text:span>1470<text:tab/></text:p>
      <text:p text:style-name="Preformatted_20_Text">1270<text:tab/>HOME:INVERSE:<text:span text:style-name="T3">PRINT</text:span>:<text:span text:style-name="T3">PRINT</text:span>:<text:span text:style-name="T3">PRINT</text:span></text:p>
      <text:p text:style-name="Preformatted_20_Text">1280<text:tab/><text:span text:style-name="T3">PRINT</text:span>"LIFE,"</text:p>
      <text:p text:style-name="Preformatted_20_Text">1290<text:tab/>FORI=1TO750<text:tab/>:NEXT</text:p>
      <text:p text:style-name="Preformatted_20_Text">1300<text:tab/><text:span text:style-name="T3">PRINT</text:span>:<text:span text:style-name="T3">PRINT</text:span>:<text:span text:style-name="T3">PRINT</text:span>"DON'T TALK TO ME ABOUT LIFE..."</text:p>
      <text:p text:style-name="Preformatted_20_Text">1310<text:tab/>FORI=1TO200<text:tab/>0<text:tab/>:NEXT:HOME:NORMAL</text:p>
      <text:p text:style-name="Preformatted_20_Text">1320<text:tab/><text:span text:style-name="T3">PRINT</text:span>:<text:span text:style-name="T3">PRINT</text:span>:<text:span text:style-name="T3">PRINT</text:span>"Y-AXIS IS TILTED MORE THAN"</text:p>
      <text:p text:style-name="Preformatted_20_Text">1330<text:tab/><text:span text:style-name="T3">PRINT</text:span>:<text:span text:style-name="T3">PRINT</text:span>"2% OF THE X-AXIS"</text:p>
      <text:p text:style-name="Preformatted_20_Text">1340<text:tab/><text:span text:style-name="T3">PRINT</text:span>:<text:span text:style-name="T3">PRINT</text:span>"SET AXES AGAIN.":<text:span text:style-name="T3">PRINT</text:span>:<text:span text:style-name="T3">PRINT</text:span></text:p>
      <text:p text:style-name="Preformatted_20_Text">1350<text:tab/><text:span text:style-name="T5">GOSUB</text:span>4090<text:tab/></text:p>
      <text:p text:style-name="Preformatted_20_Text">1360<text:tab/><text:span text:style-name="T4">GOTO</text:span>1050<text:tab/></text:p>
      <text:p text:style-name="Preformatted_20_Text">1370<text:tab/>HOME:INVERSE:<text:span text:style-name="T3">PRINT</text:span>:<text:span text:style-name="T3">PRINT</text:span>:<text:span text:style-name="T3">PRINT</text:span></text:p>
      <text:p text:style-name="Preformatted_20_Text">1380<text:tab/><text:span text:style-name="T3">PRINT</text:span>"LIFE,"</text:p>
      <text:p text:style-name="Preformatted_20_Text">1390<text:tab/>FORI=1TO750<text:tab/>:NEXT</text:p>
      <text:p text:style-name="Preformatted_20_Text">1400<text:tab/><text:span text:style-name="T3">PRINT</text:span>:<text:span text:style-name="T3">PRINT</text:span>:<text:span text:style-name="T3">PRINT</text:span>"DON'T TALK TO ME ABOUT LIFE..."</text:p>
      <text:p text:style-name="Preformatted_20_Text">1410<text:tab/>FORI=1TO200<text:tab/>0<text:tab/>:NEXT:HOME:NORMAL</text:p>
      <text:p text:style-name="Preformatted_20_Text">1420<text:tab/><text:span text:style-name="T3">PRINT</text:span>:<text:span text:style-name="T3">PRINT</text:span>:<text:span text:style-name="T3">PRINT</text:span>"X-AXIS IS TILTED MORE THAN"</text:p>
      <text:p text:style-name="Preformatted_20_Text">1430<text:tab/><text:span text:style-name="T3">PRINT</text:span>:<text:span text:style-name="T3">PRINT</text:span>"2% OF THE Y-AXIS"</text:p>
      <text:p text:style-name="Preformatted_20_Text">1440<text:tab/><text:span text:style-name="T3">PRINT</text:span>:<text:span text:style-name="T3">PRINT</text:span>"SET AXES AGAIN.":<text:span text:style-name="T3">PRINT</text:span>:<text:span text:style-name="T3">PRINT</text:span></text:p>
      <text:p text:style-name="Preformatted_20_Text">1450<text:tab/><text:span text:style-name="T5">GOSUB</text:span>4090<text:tab/></text:p>
      <text:p text:style-name="Preformatted_20_Text">1460<text:tab/><text:span text:style-name="T4">GOTO</text:span>1050<text:tab/></text:p>
      <text:p text:style-name="Preformatted_20_Text">1470<text:tab/>INVERSE:HOME:<text:span text:style-name="T3">PRINT</text:span>:<text:span text:style-name="T3">PRINT</text:span></text:p>
      <text:p text:style-name="Preformatted_20_Text">1480<text:tab/><text:span text:style-name="T3">PRINT</text:span>"YYYYUUMMMM..."</text:p>
      <text:p text:style-name="Preformatted_20_Text">1490<text:tab/>FORI=1TO100<text:tab/>0<text:tab/>:NEXT:NORMAL</text:p>
      <text:p text:style-name="Preformatted_20_Text">1500<text:tab/>HOME</text:p>
      <text:p text:style-name="Preformatted_20_Text">1510<text:tab/>XS=(XH-XL)/E4:YS=(YH-YL)/E1</text:p>
      <text:p text:style-name="Preformatted_20_Text">1520<text:tab/>IFL1=0<text:tab/>THEN1540<text:tab/></text:p>
      <text:p text:style-name="Preformatted_20_Text">1530<text:tab/>K1=LOG(XH/XL)/E4</text:p>
      <text:p text:style-name="Preformatted_20_Text">1540<text:tab/>IFL2=0<text:tab/>THEN1560<text:tab/></text:p>
      <text:p text:style-name="Preformatted_20_Text">1550<text:tab/>K2=LOG(YH/YL)/E1</text:p>
      <text:p text:style-name="Preformatted_20_Text">1560<text:tab/><text:span text:style-name="T3">PRINT</text:span>:<text:span text:style-name="T3">PRINT</text:span>:<text:span text:style-name="T3">PRINT</text:span>"GIVE AN INTEGER (1-6) TO BE USED"</text:p>
      <text:p text:style-name="Preformatted_20_Text">1570<text:tab/><text:span text:style-name="T3">PRINT</text:span>:<text:span text:style-name="T3">PRINT</text:span>"TO SET THE PLOTTING SYMBOL</text:p>
      <text:p text:style-name="Preformatted_20_Text">1580<text:tab/><text:span text:style-name="T3">PRINT</text:span>:<text:span text:style-name="T3">PRINT</text:span>"(THIS CAN BE CHANGED AT ANY TIME)"</text:p>
      <text:p text:style-name="Preformatted_20_Text">1590<text:tab/><text:span text:style-name="T3">PRINT</text:span>:<text:span text:style-name="T3">PRINT</text:span>": ":GETL</text:p>
      <text:p text:style-name="Preformatted_20_Text">1600<text:tab/>L=INT(L)</text:p>
      <text:p text:style-name="Preformatted_20_Text">1610<text:tab/>IFL&gt;6THEN1590<text:tab/></text:p>
      <text:p text:style-name="Preformatted_20_Text">1620<text:tab/>IFL&lt;1THEN1590<text:tab/></text:p>
      <text:p text:style-name="Preformatted_20_Text">1630<text:tab/><text:span text:style-name="T5">GOSUB</text:span>4200<text:tab/>:<text:span text:style-name="T2">REM</text:span>GETSMENU</text:p>
      <text:p text:style-name="Preformatted_20_Text">1640<text:tab/>HOME:<text:span text:style-name="T3">PRINT</text:span>:<text:span text:style-name="T3">PRINT</text:span></text:p>
      <text:p text:style-name="Preformatted_20_Text">1650<text:tab/><text:span text:style-name="T3">PRINT</text:span>"IF YOUR DATA POINTS DON'T MAKE SENSE,"</text:p>
      <text:p text:style-name="Preformatted_20_Text">1660<text:tab/><text:span text:style-name="T3">PRINT</text:span>:<text:span text:style-name="T3">PRINT</text:span>"TYPE 'R' AND START AGAIN."</text:p>
      <text:p text:style-name="Preformatted_20_Text">1670<text:tab/><text:span text:style-name="T3">PRINT</text:span>:<text:span text:style-name="T3">PRINT</text:span>:<text:span text:style-name="T3">PRINT</text:span>"TO REGAIN MENU OF AVAILABLE KEYSTROKES,"</text:p>
      <text:p text:style-name="Preformatted_20_Text">1680<text:tab/><text:span text:style-name="T3">PRINT</text:span>:<text:span text:style-name="T3">PRINT</text:span>"TYPE <text:s/>H"</text:p>
      <text:p text:style-name="Preformatted_20_Text">1690<text:tab/><text:span text:style-name="T5">GOSUB</text:span>4090<text:tab/></text:p>
      <text:p text:style-name="Preformatted_20_Text">1700<text:tab/>HOME:<text:span text:style-name="T3">PRINT</text:span>:<text:span text:style-name="T3">PRINT</text:span>:<text:span text:style-name="T3">PRINT</text:span></text:p>
      <text:p text:style-name="Preformatted_20_Text">1710<text:tab/><text:span text:style-name="T3">PRINT</text:span>"ENTER POINTS WITH THE 'PEN' ON"</text:p>
      <text:p text:style-name="Preformatted_20_Text">1720<text:tab/><text:span text:style-name="T3">PRINT</text:span>:<text:span text:style-name="T3">PRINT</text:span>"THE TABLET"</text:p>
      <text:p text:style-name="Preformatted_20_Text">1730<text:tab/>IFF1$="T"THEN<text:span text:style-name="T3">PRINT</text:span>:<text:span text:style-name="T3">PRINT</text:span>"PRESS THE SPACE-BAR AFTER EACH POINT"</text:p>
      <text:p text:style-name="Preformatted_20_Text">1735<text:tab/>IFF4$&lt;&gt;"T"THENJK=1</text:p>
      <text:p text:style-name="Preformatted_20_Text">1740<text:tab/>J=JK</text:p>
      <text:p text:style-name="Preformatted_20_Text">1750<text:tab/><text:span text:style-name="T5">GOSUB</text:span>4390<text:tab/>:<text:span text:style-name="T2">REM</text:span>GETSPOINTFROMTABLET</text:p>
      <text:p text:style-name="Preformatted_20_Text">1760<text:tab/>RX=ZX-X0<text:tab/></text:p>
      <text:p text:style-name="Preformatted_20_Text">1770<text:tab/>RY=ZY-Y0<text:tab/></text:p>
      <text:p text:style-name="Preformatted_20_Text">1780<text:tab/>IFL1&gt;=1THEN1800<text:tab/></text:p>
      <text:p text:style-name="Preformatted_20_Text">1790<text:tab/>XP=RX*XS+XL:<text:span text:style-name="T4">GOTO</text:span>1810<text:tab/></text:p>
      <text:p text:style-name="Preformatted_20_Text">1800<text:tab/>XP=EXP(RX*K1)*XL</text:p>
      <text:p text:style-name="Preformatted_20_Text">1810<text:tab/>IFL2&gt;=1THEN1830<text:tab/></text:p>
      <text:p text:style-name="Preformatted_20_Text">1820<text:tab/>YP=RY*YS+YL:<text:span text:style-name="T4">GOTO</text:span>1840<text:tab/></text:p>
      <text:p text:style-name="Preformatted_20_Text">1830<text:tab/>YP=EXP(RY*K2)*YL</text:p>
      <text:p text:style-name="Preformatted_20_Text">1840<text:tab/>XB=XP*BX:YB=YP*BY</text:p>
      <text:p text:style-name="Preformatted_20_Text"><text:soft-page-break/>1850<text:tab/><text:span text:style-name="T5">GOSUB</text:span>6000<text:tab/></text:p>
      <text:p text:style-name="Preformatted_20_Text">1860<text:tab/>XP(J)=XP:XB(J)=XB</text:p>
      <text:p text:style-name="Preformatted_20_Text">1870<text:tab/>YP(J)=YP:YB(J)=YB</text:p>
      <text:p text:style-name="Preformatted_20_Text">1880<text:tab/>L(J)=L</text:p>
      <text:p text:style-name="Preformatted_20_Text">1890<text:tab/><text:span text:style-name="T3">PRINT</text:span>J;" <text:s/>";XP;" <text:s/>";YP" <text:s/>";L</text:p>
      <text:p text:style-name="Preformatted_20_Text">1900<text:tab/>JT=J</text:p>
      <text:p text:style-name="Preformatted_20_Text">1910<text:tab/>J=J+1</text:p>
      <text:p text:style-name="Preformatted_20_Text">1920<text:tab/><text:span text:style-name="T4">GOTO</text:span>1750<text:tab/></text:p>
      <text:p text:style-name="Preformatted_20_Text">1930<text:tab/><text:span text:style-name="T2">REM</text:span></text:p>
      <text:p text:style-name="Preformatted_20_Text">1940<text:tab/><text:span text:style-name="T2">REM</text:span>--------------------------------</text:p>
      <text:p text:style-name="Preformatted_20_Text">1950<text:tab/><text:span text:style-name="T2">REM</text:span></text:p>
      <text:p text:style-name="Preformatted_20_Text">1960<text:tab/><text:span text:style-name="T2">REM</text:span> READ DATA FROM DISC</text:p>
      <text:p text:style-name="Preformatted_20_Text">1970<text:tab/><text:span text:style-name="T2">REM</text:span></text:p>
      <text:p text:style-name="Preformatted_20_Text">1980<text:tab/><text:span text:style-name="T3">PRINT</text:span></text:p>
      <text:p text:style-name="Preformatted_20_Text">1990<text:tab/><text:span text:style-name="T3">PRINT</text:span>:INPUT"NAME OF DATA FILE: ";N2$</text:p>
      <text:p text:style-name="Preformatted_20_Text">2000<text:tab/><text:span text:style-name="T5">GOSUB</text:span>4090<text:tab/></text:p>
      <text:p text:style-name="Preformatted_20_Text">2010<text:tab/><text:span text:style-name="T3">PRINT</text:span>E$</text:p>
      <text:p text:style-name="Preformatted_20_Text">2020<text:tab/><text:span text:style-name="T3">PRINT</text:span>E$;"OPEN ";N2$</text:p>
      <text:p text:style-name="Preformatted_20_Text">2030<text:tab/><text:span text:style-name="T3">PRINT</text:span>E$;"READ ";N2$</text:p>
      <text:p text:style-name="Preformatted_20_Text">2040<text:tab/>INPUTT$</text:p>
      <text:p text:style-name="Preformatted_20_Text">2050<text:tab/>INPUTBX:INPUTBY</text:p>
      <text:p text:style-name="Preformatted_20_Text">2060<text:tab/>INPUTJT</text:p>
      <text:p text:style-name="Preformatted_20_Text">2070<text:tab/>FORJ=1TOJT</text:p>
      <text:p text:style-name="Preformatted_20_Text">2080<text:tab/>INPUTJ,L(J),XP(J),YP(J),XB(J),YB(J)</text:p>
      <text:p text:style-name="Preformatted_20_Text">2090<text:tab/>NEXTJ</text:p>
      <text:p text:style-name="Preformatted_20_Text">2100<text:tab/><text:span text:style-name="T3">PRINT</text:span>E$;"CLOSE ";N2$</text:p>
      <text:p text:style-name="Preformatted_20_Text">2110<text:tab/>HOME:<text:span text:style-name="T3">PRINT</text:span>:<text:span text:style-name="T3">PRINT</text:span>:<text:span text:style-name="T3">PRINT</text:span></text:p>
      <text:p text:style-name="Preformatted_20_Text">2120<text:tab/><text:span text:style-name="T3">PRINT</text:span>"DATA FILE ";N2$;" READ IN OK."</text:p>
      <text:p text:style-name="Preformatted_20_Text">2125<text:tab/>T$=N2$</text:p>
      <text:p text:style-name="Preformatted_20_Text">2130<text:tab/><text:span text:style-name="T2">REM</text:span></text:p>
      <text:p text:style-name="Preformatted_20_Text">2140<text:tab/><text:span text:style-name="T2">REM</text:span> END OF DISC READ</text:p>
      <text:p text:style-name="Preformatted_20_Text">2150<text:tab/><text:span text:style-name="T2">REM</text:span></text:p>
      <text:p text:style-name="Preformatted_20_Text">2160<text:tab/><text:span text:style-name="T2">REM</text:span>-------------------------------</text:p>
      <text:p text:style-name="Preformatted_20_Text">2170<text:tab/><text:span text:style-name="T2">REM</text:span></text:p>
      <text:p text:style-name="Preformatted_20_Text">2180<text:tab/><text:span text:style-name="T2">REM</text:span> PROCESSING BIT</text:p>
      <text:p text:style-name="Preformatted_20_Text">2190<text:tab/><text:span text:style-name="T2">REM</text:span></text:p>
      <text:p text:style-name="Preformatted_20_Text">2200<text:tab/><text:span text:style-name="T2">REM</text:span></text:p>
      <text:p text:style-name="Preformatted_20_Text">2210<text:tab/><text:span text:style-name="T5">GOSUB</text:span>5320<text:tab/>:<text:span text:style-name="T2">REM</text:span>SUMMARY</text:p>
      <text:p text:style-name="Preformatted_20_Text">2220<text:tab/><text:span text:style-name="T5">GOSUB</text:span>4090<text:tab/>:<text:span text:style-name="T2">REM</text:span>WAIT</text:p>
      <text:p text:style-name="Preformatted_20_Text">2230<text:tab/><text:span text:style-name="T5">GOSUB</text:span>2640<text:tab/>:<text:span text:style-name="T2">REM</text:span><text:span text:style-name="T3">PRINT</text:span>OUT</text:p>
      <text:p text:style-name="Preformatted_20_Text">2240<text:tab/><text:span text:style-name="T5">GOSUB</text:span>4780<text:tab/>:<text:span text:style-name="T2">REM</text:span>RESCALE</text:p>
      <text:p text:style-name="Preformatted_20_Text">2250<text:tab/><text:span text:style-name="T5">GOSUB</text:span>5320<text:tab/>:<text:span text:style-name="T2">REM</text:span>SUMMARY</text:p>
      <text:p text:style-name="Preformatted_20_Text">2260<text:tab/><text:span text:style-name="T5">GOSUB</text:span>4090<text:tab/>:<text:span text:style-name="T2">REM</text:span>WAIT</text:p>
      <text:p text:style-name="Preformatted_20_Text">2280<text:tab/><text:span text:style-name="T5">GOSUB</text:span>3100<text:tab/>:<text:span text:style-name="T2">REM</text:span>DISCSAVE</text:p>
      <text:p text:style-name="Preformatted_20_Text">2290<text:tab/><text:span text:style-name="T5">GOSUB</text:span>4090<text:tab/>:<text:span text:style-name="T2">REM</text:span>WAIT</text:p>
      <text:p text:style-name="Preformatted_20_Text">2295<text:tab/><text:span text:style-name="T5">GOSUB</text:span>3410<text:tab/>:<text:span text:style-name="T2">REM</text:span>PLOTOUT</text:p>
      <text:p text:style-name="Preformatted_20_Text">2300<text:tab/><text:span text:style-name="T2">REM</text:span>--------------------------------</text:p>
      <text:p text:style-name="Preformatted_20_Text">2310<text:tab/><text:span text:style-name="T2">REM</text:span></text:p>
      <text:p text:style-name="Preformatted_20_Text">2320<text:tab/><text:span text:style-name="T2">REM</text:span> WINDUP</text:p>
      <text:p text:style-name="Preformatted_20_Text">2330<text:tab/><text:span text:style-name="T2">REM</text:span></text:p>
      <text:p text:style-name="Preformatted_20_Text">2340<text:tab/>HOME:<text:span text:style-name="T3">PRINT</text:span>:<text:span text:style-name="T3">PRINT</text:span></text:p>
      <text:p text:style-name="Preformatted_20_Text">2350<text:tab/><text:span text:style-name="T3">PRINT</text:span>"ANOTHER SET OF DATA ?"</text:p>
      <text:p text:style-name="Preformatted_20_Text">2360<text:tab/><text:span text:style-name="T3">PRINT</text:span>:<text:span text:style-name="T3">PRINT</text:span>"(ANSWER Y OR N)</text:p>
      <text:p text:style-name="Preformatted_20_Text">2370<text:tab/>GETW$:IFW$=""THEN2370<text:tab/></text:p>
      <text:p text:style-name="Preformatted_20_Text">2380<text:tab/>IFW$="N"THEN2490<text:tab/></text:p>
      <text:p text:style-name="Preformatted_20_Text">2390<text:tab/>IFW$&lt;&gt;"Y"THEN2360<text:tab/></text:p>
      <text:p text:style-name="Preformatted_20_Text">2400<text:tab/><text:span text:style-name="T3">PRINT</text:span>:<text:span text:style-name="T3">PRINT</text:span>:<text:span text:style-name="T3">PRINT</text:span>"DATA FROM DISC OR TABLET ?"</text:p>
      <text:p text:style-name="Preformatted_20_Text">2410<text:tab/><text:span text:style-name="T3">PRINT</text:span>:<text:span text:style-name="T3">PRINT</text:span>"(ANSWER D OR T)":<text:span text:style-name="T3">PRINT</text:span>:GETW$</text:p>
      <text:p text:style-name="Preformatted_20_Text">2420<text:tab/>IFW$="D"THEN1990<text:tab/></text:p>
      <text:p text:style-name="Preformatted_20_Text">2430<text:tab/>IFW$&lt;&gt;"T"THEN2410<text:tab/></text:p>
      <text:p text:style-name="Preformatted_20_Text">2440<text:tab/><text:span text:style-name="T3">PRINT</text:span>:<text:span text:style-name="T3">PRINT</text:span>:<text:span text:style-name="T3">PRINT</text:span>"SAME PLOT ?"</text:p>
      <text:p text:style-name="Preformatted_20_Text">2450<text:tab/>GETW$:IFW$=""THEN2450<text:tab/></text:p>
      <text:p text:style-name="Preformatted_20_Text">2460<text:tab/>IFW$&lt;&gt;"Y"THEN570<text:tab/></text:p>
      <text:p text:style-name="Preformatted_20_Text">2470<text:tab/><text:span text:style-name="T3">PRINT</text:span>:INPUT"TITLE: ";T$</text:p>
      <text:p text:style-name="Preformatted_20_Text"><text:soft-page-break/>2480<text:tab/><text:span text:style-name="T3">PRINT</text:span>:<text:span text:style-name="T4">GOTO</text:span>1470<text:tab/></text:p>
      <text:p text:style-name="Preformatted_20_Text">2490<text:tab/>HOME:<text:span text:style-name="T3">PRINT</text:span>:<text:span text:style-name="T3">PRINT</text:span>:<text:span text:style-name="T3">PRINT</text:span></text:p>
      <text:p text:style-name="Preformatted_20_Text">2500<text:tab/><text:span text:style-name="T3">PRINT</text:span>"DON'T FORGET TO UNSTICK YOUR PLOT"</text:p>
      <text:p text:style-name="Preformatted_20_Text">2510<text:tab/><text:span text:style-name="T3">PRINT</text:span>:<text:span text:style-name="T3">PRINT</text:span>"AND TO CLEAN THE TABLET:"</text:p>
      <text:p text:style-name="Preformatted_20_Text">2520<text:tab/><text:span text:style-name="T3">PRINT</text:span>:<text:span text:style-name="T3">PRINT</text:span>"ETHANOL OR PROPAN-2-OL IS OK,"</text:p>
      <text:p text:style-name="Preformatted_20_Text">2530<text:tab/><text:span text:style-name="T3">PRINT</text:span>:<text:span text:style-name="T3">PRINT</text:span>"BUT DON'T USE ACETONE."</text:p>
      <text:p text:style-name="Preformatted_20_Text">2540<text:tab/>INVERSE</text:p>
      <text:p text:style-name="Preformatted_20_Text">2550<text:tab/><text:span text:style-name="T3">PRINT</text:span>:<text:span text:style-name="T3">PRINT</text:span>:<text:span text:style-name="T3">PRINT</text:span>"THANKYOU FOR YOUR CUSTOM,"</text:p>
      <text:p text:style-name="Preformatted_20_Text">2560<text:tab/><text:span text:style-name="T3">PRINT</text:span>:<text:span text:style-name="T3">PRINT</text:span>"HAVE A NICE DAY NOW."</text:p>
      <text:p text:style-name="Preformatted_20_Text">2570<text:tab/>NORMAL</text:p>
      <text:p text:style-name="Preformatted_20_Text">2580<text:tab/>END</text:p>
      <text:p text:style-name="Preformatted_20_Text">2590<text:tab/><text:span text:style-name="T2">REM</text:span></text:p>
      <text:p text:style-name="Preformatted_20_Text">2600<text:tab/><text:span text:style-name="T2">REM</text:span>--------------------------------</text:p>
      <text:p text:style-name="Preformatted_20_Text">2610<text:tab/><text:span text:style-name="T2">REM</text:span></text:p>
      <text:p text:style-name="Preformatted_20_Text">2620<text:tab/><text:span text:style-name="T2">REM</text:span> <text:span text:style-name="T3">PRINT</text:span> OUT RESULTS</text:p>
      <text:p text:style-name="Preformatted_20_Text">2630<text:tab/><text:span text:style-name="T2">REM</text:span></text:p>
      <text:p text:style-name="Preformatted_20_Text">2640<text:tab/><text:span text:style-name="T3">PRINT</text:span>:<text:span text:style-name="T3">PRINT</text:span>"<text:span text:style-name="T3">PRINT</text:span> OUT RESULTS"</text:p>
      <text:p text:style-name="Preformatted_20_Text">2650<text:tab/>A1$="PLOT X"</text:p>
      <text:p text:style-name="Preformatted_20_Text">2660<text:tab/>A2$="PLOT Y"</text:p>
      <text:p text:style-name="Preformatted_20_Text">2670<text:tab/>A3$="NEW X"</text:p>
      <text:p text:style-name="Preformatted_20_Text">2680<text:tab/>A4$="NEW Y"</text:p>
      <text:p text:style-name="Preformatted_20_Text">2690<text:tab/>A5$=" <text:s text:c="3"/>"</text:p>
      <text:p text:style-name="Preformatted_20_Text">2700<text:tab/><text:span text:style-name="T3">PRINT</text:span>:<text:span text:style-name="T3">PRINT</text:span>"(ANSWER Y OR N)":GETW$</text:p>
      <text:p text:style-name="Preformatted_20_Text">2710<text:tab/>IFW$="Y"THEN2740<text:tab/></text:p>
      <text:p text:style-name="Preformatted_20_Text">2720<text:tab/>IFW$&lt;&gt;"N"THEN2700<text:tab/></text:p>
      <text:p text:style-name="Preformatted_20_Text">2730<text:tab/>RETURN</text:p>
      <text:p text:style-name="Preformatted_20_Text">2740<text:tab/><text:span text:style-name="T3">PRINT</text:span>:<text:span text:style-name="T3">PRINT</text:span>:<text:span text:style-name="T3">PRINT</text:span>"HARDCOPY OR SCREEN ?"</text:p>
      <text:p text:style-name="Preformatted_20_Text">2750<text:tab/><text:span text:style-name="T3">PRINT</text:span>:<text:span text:style-name="T3">PRINT</text:span>"(ANSWER H OR S) ":GETW$</text:p>
      <text:p text:style-name="Preformatted_20_Text">2760<text:tab/>IFW$="S"THEN2950<text:tab/></text:p>
      <text:p text:style-name="Preformatted_20_Text">2770<text:tab/>IFW$&lt;&gt;"H"THEN2750<text:tab/></text:p>
      <text:p text:style-name="Preformatted_20_Text">2780<text:tab/>HOME:<text:span text:style-name="T3">PRINT</text:span>T$</text:p>
      <text:p text:style-name="Preformatted_20_Text">2790<text:tab/><text:span text:style-name="T3">PRINT</text:span>E$;"PR#1"</text:p>
      <text:p text:style-name="Preformatted_20_Text">2800<text:tab/><text:span text:style-name="T3">PRINT</text:span>:<text:span text:style-name="T3">PRINT</text:span>T$</text:p>
      <text:p text:style-name="Preformatted_20_Text">2810<text:tab/><text:span text:style-name="T3">PRINT</text:span>:<text:span text:style-name="T3">PRINT</text:span>"X MULTIPLIER = ";BX</text:p>
      <text:p text:style-name="Preformatted_20_Text">2820<text:tab/><text:span text:style-name="T3">PRINT</text:span>:<text:span text:style-name="T3">PRINT</text:span>"Y MULTIPLIER = ";BY</text:p>
      <text:p text:style-name="Preformatted_20_Text">2830<text:tab/><text:span text:style-name="T3">PRINT</text:span>:LIST600<text:tab/>1-6999</text:p>
      <text:p text:style-name="Preformatted_20_Text">2840<text:tab/><text:span text:style-name="T3">PRINT</text:span>:<text:span text:style-name="T3">PRINT</text:span>" <text:s text:c="3"/>",A1$;A5$,A2$;A5$,A3$;A5$,A4$</text:p>
      <text:p text:style-name="Preformatted_20_Text">2850<text:tab/><text:span text:style-name="T3">PRINT</text:span></text:p>
      <text:p text:style-name="Preformatted_20_Text">2860<text:tab/>FORJ=1TOJT</text:p>
      <text:p text:style-name="Preformatted_20_Text">2870<text:tab/>J$=STR$(J)</text:p>
      <text:p text:style-name="Preformatted_20_Text">2880<text:tab/>IFJ&lt;10<text:tab/>THENJ$=J$+" "</text:p>
      <text:p text:style-name="Preformatted_20_Text">2890<text:tab/>IFJ&lt;100<text:tab/>THENJ$=J$+" "</text:p>
      <text:p text:style-name="Preformatted_20_Text">2900<text:tab/>J$=J$+" "+STR$(L(J))+" "</text:p>
      <text:p text:style-name="Preformatted_20_Text">2910<text:tab/><text:span text:style-name="T3">PRINT</text:span>J$,XP(J),YP(J),XB(J),YB(J)</text:p>
      <text:p text:style-name="Preformatted_20_Text">2920<text:tab/>NEXTJ</text:p>
      <text:p text:style-name="Preformatted_20_Text">2930<text:tab/><text:span text:style-name="T3">PRINT</text:span>E$;"PR#0<text:tab/>"</text:p>
      <text:p text:style-name="Preformatted_20_Text">2940<text:tab/>RETURN</text:p>
      <text:p text:style-name="Preformatted_20_Text">2950<text:tab/><text:span text:style-name="T3">PRINT</text:span>:<text:span text:style-name="T3">PRINT</text:span>" <text:s text:c="3"/>",A1$;A5$,A2$;A5$,A3$;A5$,A4$</text:p>
      <text:p text:style-name="Preformatted_20_Text">2960<text:tab/><text:span text:style-name="T3">PRINT</text:span></text:p>
      <text:p text:style-name="Preformatted_20_Text">2970<text:tab/>FORJ=1TOJT</text:p>
      <text:p text:style-name="Preformatted_20_Text">2980<text:tab/>J$=STR$(J):IFJ&lt;10<text:tab/>THENJ$=J$+" "</text:p>
      <text:p text:style-name="Preformatted_20_Text">2990<text:tab/>IFJ&lt;100<text:tab/>THENJ$=J$+" "</text:p>
      <text:p text:style-name="Preformatted_20_Text">3000<text:tab/><text:span text:style-name="T3">PRINT</text:span>J$;XP(J);" ";YP(J);" ";XB(J);" ";YB(J);" ";L(J)</text:p>
      <text:p text:style-name="Preformatted_20_Text">3010<text:tab/>NEXTJ</text:p>
      <text:p text:style-name="Preformatted_20_Text">3020<text:tab/>RETURN</text:p>
      <text:p text:style-name="Preformatted_20_Text">3030<text:tab/><text:span text:style-name="T2">REM</text:span></text:p>
      <text:p text:style-name="Preformatted_20_Text">3040<text:tab/><text:span text:style-name="T2">REM</text:span> END OF DATA <text:span text:style-name="T3">PRINT</text:span>OUT</text:p>
      <text:p text:style-name="Preformatted_20_Text">3050<text:tab/><text:span text:style-name="T2">REM</text:span></text:p>
      <text:p text:style-name="Preformatted_20_Text">3060<text:tab/><text:span text:style-name="T2">REM</text:span>--------------------------------</text:p>
      <text:p text:style-name="Preformatted_20_Text">3070<text:tab/><text:span text:style-name="T2">REM</text:span></text:p>
      <text:p text:style-name="Preformatted_20_Text">3080<text:tab/><text:span text:style-name="T2">REM</text:span> BEGIN DISC SAVE</text:p>
      <text:p text:style-name="Preformatted_20_Text">3090<text:tab/><text:span text:style-name="T2">REM</text:span></text:p>
      <text:p text:style-name="Preformatted_20_Text">3100<text:tab/><text:span text:style-name="T3">PRINT</text:span>:<text:span text:style-name="T3">PRINT</text:span>:<text:span text:style-name="T3">PRINT</text:span>"SAVE DATA ON DISC ?"</text:p>
      <text:p text:style-name="Preformatted_20_Text">3110<text:tab/><text:span text:style-name="T3">PRINT</text:span>:<text:span text:style-name="T3">PRINT</text:span>"(ANSWER Y OR N)":GETW$</text:p>
      <text:p text:style-name="Preformatted_20_Text"><text:soft-page-break/>3120<text:tab/>IFW$="Y"THEN3150<text:tab/></text:p>
      <text:p text:style-name="Preformatted_20_Text">3130<text:tab/>IFW$&lt;&gt;"N"THEN3110<text:tab/></text:p>
      <text:p text:style-name="Preformatted_20_Text">3140<text:tab/>RETURN</text:p>
      <text:p text:style-name="Preformatted_20_Text">3150<text:tab/>HOME:<text:span text:style-name="T3">PRINT</text:span>:<text:span text:style-name="T3">PRINT</text:span>T$:<text:span text:style-name="T3">PRINT</text:span></text:p>
      <text:p text:style-name="Preformatted_20_Text">3160<text:tab/><text:span text:style-name="T3">PRINT</text:span>:INPUT"NAME FOR NEW DATA FILE: ";N$</text:p>
      <text:p text:style-name="Preformatted_20_Text">3170<text:tab/><text:span text:style-name="T3">PRINT</text:span>:<text:span text:style-name="T3">PRINT</text:span>"COPY NOW ?"</text:p>
      <text:p text:style-name="Preformatted_20_Text">3180<text:tab/><text:span text:style-name="T5">GOSUB</text:span>40<text:tab/>90<text:tab/></text:p>
      <text:p text:style-name="Preformatted_20_Text">3190<text:tab/><text:span text:style-name="T3">PRINT</text:span>E$</text:p>
      <text:p text:style-name="Preformatted_20_Text">3200<text:tab/><text:span text:style-name="T3">PRINT</text:span>E$;"OPEN ";N$</text:p>
      <text:p text:style-name="Preformatted_20_Text">3210<text:tab/><text:span text:style-name="T3">PRINT</text:span>E$;"DELETE ";N$</text:p>
      <text:p text:style-name="Preformatted_20_Text">3220<text:tab/><text:span text:style-name="T3">PRINT</text:span>E$;"OPEN ";N$</text:p>
      <text:p text:style-name="Preformatted_20_Text">3230<text:tab/><text:span text:style-name="T3">PRINT</text:span>E$;"WRITE ";N$</text:p>
      <text:p text:style-name="Preformatted_20_Text">3240<text:tab/><text:span text:style-name="T3">PRINT</text:span>T$</text:p>
      <text:p text:style-name="Preformatted_20_Text">3250<text:tab/><text:span text:style-name="T3">PRINT</text:span>BX:<text:span text:style-name="T3">PRINT</text:span>BY</text:p>
      <text:p text:style-name="Preformatted_20_Text">3260<text:tab/><text:span text:style-name="T3">PRINT</text:span>JT</text:p>
      <text:p text:style-name="Preformatted_20_Text">3270<text:tab/>FORJ=1TOJT</text:p>
      <text:p text:style-name="Preformatted_20_Text">3280<text:tab/><text:span text:style-name="T3">PRINT</text:span>J;C$;L(J);C$;XP(J);C$;YP(J);C$;XB(J);C$;YB(J)</text:p>
      <text:p text:style-name="Preformatted_20_Text">3290<text:tab/>NEXTJ</text:p>
      <text:p text:style-name="Preformatted_20_Text">3300<text:tab/><text:span text:style-name="T3">PRINT</text:span>E$;"CLOSE ";N$</text:p>
      <text:p text:style-name="Preformatted_20_Text">3310<text:tab/><text:span text:style-name="T3">PRINT</text:span>E$;"LOCK ";N$</text:p>
      <text:p text:style-name="Preformatted_20_Text">3320<text:tab/><text:span text:style-name="T3">PRINT</text:span>:<text:span text:style-name="T3">PRINT</text:span>N$;" NOW FILED &amp; LOCKED."</text:p>
      <text:p text:style-name="Preformatted_20_Text">3330<text:tab/>RETURN</text:p>
      <text:p text:style-name="Preformatted_20_Text">3340<text:tab/><text:span text:style-name="T2">REM</text:span></text:p>
      <text:p text:style-name="Preformatted_20_Text">3350<text:tab/><text:span text:style-name="T2">REM</text:span> END OF DISC SAVE</text:p>
      <text:p text:style-name="Preformatted_20_Text">3360<text:tab/><text:span text:style-name="T2">REM</text:span></text:p>
      <text:p text:style-name="Preformatted_20_Text">3370<text:tab/><text:span text:style-name="T2">REM</text:span>--------------------------------</text:p>
      <text:p text:style-name="Preformatted_20_Text">3380<text:tab/><text:span text:style-name="T2">REM</text:span></text:p>
      <text:p text:style-name="Preformatted_20_Text">3390<text:tab/><text:span text:style-name="T2">REM</text:span> PLOTOUT DATA</text:p>
      <text:p text:style-name="Preformatted_20_Text">3400<text:tab/><text:span text:style-name="T2">REM</text:span></text:p>
      <text:p text:style-name="Preformatted_20_Text">3410<text:tab/><text:span text:style-name="T3">PRINT</text:span>:<text:span text:style-name="T3">PRINT</text:span>:<text:span text:style-name="T3">PRINT</text:span></text:p>
      <text:p text:style-name="Preformatted_20_Text">3420<text:tab/><text:span text:style-name="T3">PRINT</text:span>"PLOT SCALED/PROCESSED DATA ON DIGIPLOT ?"</text:p>
      <text:p text:style-name="Preformatted_20_Text">3430<text:tab/><text:span text:style-name="T3">PRINT</text:span>:<text:span text:style-name="T3">PRINT</text:span>"(ANSWER Y OR N) ":GETW$</text:p>
      <text:p text:style-name="Preformatted_20_Text">3440<text:tab/>IFW$="N"THENRETURN</text:p>
      <text:p text:style-name="Preformatted_20_Text">3450<text:tab/>IFW$&lt;&gt;"Y"THEN3430<text:tab/></text:p>
      <text:p text:style-name="Preformatted_20_Text">3460<text:tab/>IFF3$&lt;&gt;"T"THEN3550<text:tab/></text:p>
      <text:p text:style-name="Preformatted_20_Text">3470<text:tab/><text:span text:style-name="T3">PRINT</text:span>:<text:span text:style-name="T3">PRINT</text:span>:<text:span text:style-name="T3">PRINT</text:span>"SAME AXES AS BEFORE ?"</text:p>
      <text:p text:style-name="Preformatted_20_Text">3480<text:tab/><text:span text:style-name="T3">PRINT</text:span>:<text:span text:style-name="T3">PRINT</text:span>"(ANSWER Y OR N)":<text:span text:style-name="T3">PRINT</text:span>:GETW$</text:p>
      <text:p text:style-name="Preformatted_20_Text">3490<text:tab/>IFW$="Y"THEN3930<text:tab/></text:p>
      <text:p text:style-name="Preformatted_20_Text">3500<text:tab/>IFW$&lt;&gt;"N"THEN3480<text:tab/></text:p>
      <text:p text:style-name="Preformatted_20_Text">3510<text:tab/>INVERSE:<text:span text:style-name="T3">PRINT</text:span>:<text:span text:style-name="T3">PRINT</text:span>:<text:span text:style-name="T3">PRINT</text:span>"(NOTE,"</text:p>
      <text:p text:style-name="Preformatted_20_Text">3520<text:tab/><text:span text:style-name="T3">PRINT</text:span>:<text:span text:style-name="T3">PRINT</text:span>" CAN ONLY PLOT LINEAR/LINEAR AXES AS YET,"</text:p>
      <text:p text:style-name="Preformatted_20_Text">3530<text:tab/><text:span text:style-name="T3">PRINT</text:span>:HTAB12:<text:span text:style-name="T3">PRINT</text:span>"SORRY.)"</text:p>
      <text:p text:style-name="Preformatted_20_Text">3540<text:tab/>NORMAL</text:p>
      <text:p text:style-name="Preformatted_20_Text">3550<text:tab/><text:span text:style-name="T3">PRINT</text:span></text:p>
      <text:p text:style-name="Preformatted_20_Text">3560<text:tab/><text:span text:style-name="T3">PRINT</text:span>:INPUT"LIMITS FOR X-AXIS: ";C1,C2</text:p>
      <text:p text:style-name="Preformatted_20_Text">3570<text:tab/><text:span text:style-name="T3">PRINT</text:span>:INPUT"LIMITS FOR Y-AXIS: ";Y1,Y2</text:p>
      <text:p text:style-name="Preformatted_20_Text">3580<text:tab/><text:span text:style-name="T3">PRINT</text:span>:<text:span text:style-name="T3">PRINT</text:span>:<text:span text:style-name="T3">PRINT</text:span>"PLOT AXES ?"</text:p>
      <text:p text:style-name="Preformatted_20_Text">3590<text:tab/><text:span text:style-name="T3">PRINT</text:span>:<text:span text:style-name="T3">PRINT</text:span>"(ANSWER Y OR N)":GETW$</text:p>
      <text:p text:style-name="Preformatted_20_Text">3600<text:tab/>IFW$="N"THEN3930<text:tab/></text:p>
      <text:p text:style-name="Preformatted_20_Text">3610<text:tab/>IFW$&lt;&gt;"Y"THEN3590<text:tab/></text:p>
      <text:p text:style-name="Preformatted_20_Text">3620<text:tab/><text:span text:style-name="T3">PRINT</text:span>:<text:span text:style-name="T3">PRINT</text:span>"X-LENGTH = ";C2-C1</text:p>
      <text:p text:style-name="Preformatted_20_Text">3630<text:tab/><text:span text:style-name="T3">PRINT</text:span>:INPUT"NUMBER OF X-AXIS SUBDIVISIONS: ";KH</text:p>
      <text:p text:style-name="Preformatted_20_Text">3640<text:tab/><text:span text:style-name="T3">PRINT</text:span>:<text:span text:style-name="T3">PRINT</text:span>:<text:span text:style-name="T3">PRINT</text:span>"Y-LENGTH = ";Y2-Y1</text:p>
      <text:p text:style-name="Preformatted_20_Text">3650<text:tab/><text:span text:style-name="T3">PRINT</text:span>:INPUT"NUMBER OF Y-AXIS SUBDIVISIONS: ";KV</text:p>
      <text:p text:style-name="Preformatted_20_Text">3660<text:tab/><text:span text:style-name="T3">PRINT</text:span>:<text:span text:style-name="T3">PRINT</text:span>:INPUT"TITLE FOR X AXIS: ";AX$</text:p>
      <text:p text:style-name="Preformatted_20_Text">3670<text:tab/><text:span text:style-name="T3">PRINT</text:span>:INPUT"TITLE FOR Y AXIS: ";AY$</text:p>
      <text:p text:style-name="Preformatted_20_Text">3680<text:tab/><text:span text:style-name="T3">PRINT</text:span>:<text:span text:style-name="T3">PRINT</text:span>:<text:span text:style-name="T3">PRINT</text:span>T$</text:p>
      <text:p text:style-name="Preformatted_20_Text">3690<text:tab/><text:span text:style-name="T3">PRINT</text:span>:INPUT"OVERALL TITLE: ";S$</text:p>
      <text:p text:style-name="Preformatted_20_Text">3700<text:tab/><text:span text:style-name="T5">GOSUB</text:span>9700<text:tab/>:X=120<text:tab/>:Y=120<text:tab/>:<text:span text:style-name="T5">GOSUB</text:span>9100<text:tab/></text:p>
      <text:p text:style-name="Preformatted_20_Text">3710<text:tab/>X=1:Y=3200<text:tab/>/KH:R=KH:<text:span text:style-name="T5">GOSUB</text:span>8500<text:tab/></text:p>
      <text:p text:style-name="Preformatted_20_Text">3720<text:tab/>TEXT</text:p>
      <text:p text:style-name="Preformatted_20_Text">3730<text:tab/>X=0<text:tab/>:Y=2200<text:tab/>/KV:R=KV:<text:span text:style-name="T5">GOSUB</text:span>8500<text:tab/></text:p>
      <text:p text:style-name="Preformatted_20_Text">3740<text:tab/><text:span text:style-name="T5">GOSUB</text:span>9700<text:tab/>:X=120<text:tab/>:Y=120<text:tab/>:<text:span text:style-name="T5">GOSUB</text:span>9100<text:tab/></text:p>
      <text:p text:style-name="Preformatted_20_Text">3750<text:tab/>X=0<text:tab/>:Y=2200<text:tab/>/KV:R=KV:<text:span text:style-name="T5">GOSUB</text:span>8500<text:tab/></text:p>
      <text:p text:style-name="Preformatted_20_Text"><text:soft-page-break/>3760<text:tab/>X=1:Y=3200<text:tab/>/KH:R=KH:<text:span text:style-name="T5">GOSUB</text:span>8500<text:tab/></text:p>
      <text:p text:style-name="Preformatted_20_Text">3770<text:tab/>X$=S$:X9$="S":Y=7:<text:span text:style-name="T5">GOSUB</text:span>800<text:tab/>0<text:tab/></text:p>
      <text:p text:style-name="Preformatted_20_Text">3780<text:tab/>X9$="Q":Y=0<text:tab/>:<text:span text:style-name="T5">GOSUB</text:span>800<text:tab/>0<text:tab/></text:p>
      <text:p text:style-name="Preformatted_20_Text">3790<text:tab/>X=100<text:tab/>0<text:tab/>:Y=2355:<text:span text:style-name="T5">GOSUB</text:span>9100<text:tab/>:<text:span text:style-name="T5">GOSUB</text:span>9400<text:tab/></text:p>
      <text:p text:style-name="Preformatted_20_Text">3800<text:tab/>X$=AX$:X9$="S":Y=5:<text:span text:style-name="T5">GOSUB</text:span>800<text:tab/>0<text:tab/></text:p>
      <text:p text:style-name="Preformatted_20_Text">3810<text:tab/>X9$="Q":Y=0<text:tab/>:<text:span text:style-name="T5">GOSUB</text:span>800<text:tab/>0<text:tab/></text:p>
      <text:p text:style-name="Preformatted_20_Text">3820<text:tab/>X=100<text:tab/>0<text:tab/>:Y=10<text:tab/>:<text:span text:style-name="T5">GOSUB</text:span>9100<text:tab/>:<text:span text:style-name="T5">GOSUB</text:span>9400<text:tab/>:X9$="S":Y=3:<text:span text:style-name="T5">GOSUB</text:span>800<text:tab/>0<text:tab/></text:p>
      <text:p text:style-name="Preformatted_20_Text">3830<text:tab/>X$=STR$(C1):X=120<text:tab/>:Y=75:<text:span text:style-name="T5">GOSUB</text:span>9100<text:tab/>:<text:span text:style-name="T5">GOSUB</text:span>9400<text:tab/></text:p>
      <text:p text:style-name="Preformatted_20_Text">3840<text:tab/>X$=STR$(C2):X=3260<text:tab/>:<text:span text:style-name="T5">GOSUB</text:span>9100<text:tab/>:<text:span text:style-name="T5">GOSUB</text:span>9400<text:tab/></text:p>
      <text:p text:style-name="Preformatted_20_Text">3850<text:tab/>X9$="Q":Y=1:<text:span text:style-name="T5">GOSUB</text:span>800<text:tab/>0<text:tab/></text:p>
      <text:p text:style-name="Preformatted_20_Text">3860<text:tab/>X=60<text:tab/>:Y=100<text:tab/>0<text:tab/>:<text:span text:style-name="T5">GOSUB</text:span>9100<text:tab/></text:p>
      <text:p text:style-name="Preformatted_20_Text">3870<text:tab/>X9$="S":Y=5:<text:span text:style-name="T5">GOSUB</text:span>800<text:tab/>0<text:tab/></text:p>
      <text:p text:style-name="Preformatted_20_Text">3880<text:tab/>X$=AY$:<text:span text:style-name="T5">GOSUB</text:span>9400<text:tab/></text:p>
      <text:p text:style-name="Preformatted_20_Text">3890<text:tab/>X9$="S":Y=3:<text:span text:style-name="T5">GOSUB</text:span>800<text:tab/>0<text:tab/></text:p>
      <text:p text:style-name="Preformatted_20_Text">3900<text:tab/>X$=STR$(Y1):X=90<text:tab/>:Y=60<text:tab/>:<text:span text:style-name="T5">GOSUB</text:span>9100<text:tab/>:<text:span text:style-name="T5">GOSUB</text:span>9400<text:tab/></text:p>
      <text:p text:style-name="Preformatted_20_Text">3910<text:tab/>X$=STR$(Y2):Y=2260<text:tab/>:<text:span text:style-name="T5">GOSUB</text:span>9100<text:tab/>:<text:span text:style-name="T5">GOSUB</text:span>9400<text:tab/></text:p>
      <text:p text:style-name="Preformatted_20_Text">3920<text:tab/>F3$="T"</text:p>
      <text:p text:style-name="Preformatted_20_Text">3930<text:tab/>HOME:<text:span text:style-name="T3">PRINT</text:span>:<text:span text:style-name="T3">PRINT</text:span></text:p>
      <text:p text:style-name="Preformatted_20_Text">3940<text:tab/><text:span text:style-name="T3">PRINT</text:span>:<text:span text:style-name="T3">PRINT</text:span>"PLOT POINTS NOW ?":<text:span text:style-name="T5">GOSUB</text:span>40<text:tab/>90<text:tab/></text:p>
      <text:p text:style-name="Preformatted_20_Text">3950<text:tab/>DEFFNSX(Z)=(3200<text:tab/>*(Z-C1)/(C2-C1)+120<text:tab/>)</text:p>
      <text:p text:style-name="Preformatted_20_Text">3960<text:tab/>DEFFNSY(Z)=(2200<text:tab/>*(Z-Y1)/(Y2-Y1)+120<text:tab/>)</text:p>
      <text:p text:style-name="Preformatted_20_Text">3961<text:tab/><text:span text:style-name="T3">PRINT</text:span>:<text:span text:style-name="T3">PRINT</text:span>"PLEASE GIVE SIZE FOR MARKS,"</text:p>
      <text:p text:style-name="Preformatted_20_Text">3962<text:tab/><text:span text:style-name="T3">PRINT</text:span>:INPUT"RANGE 0<text:tab/>-15 (DEFAULT 5): ";MK</text:p>
      <text:p text:style-name="Preformatted_20_Text">3963<text:tab/>IFMK&lt;0<text:tab/>THEN3962</text:p>
      <text:p text:style-name="Preformatted_20_Text">3964<text:tab/>IFMK&gt;15THEN3962</text:p>
      <text:p text:style-name="Preformatted_20_Text">3970<text:tab/>X9$="S":Y=MK:<text:span text:style-name="T5">GOSUB</text:span>800<text:tab/>0<text:tab/></text:p>
      <text:p text:style-name="Preformatted_20_Text">3980<text:tab/>FORJ=1TOJT</text:p>
      <text:p text:style-name="Preformatted_20_Text">3990<text:tab/>X=FNSX(XB(J)):Y=FNSY(YB(J))</text:p>
      <text:p text:style-name="Preformatted_20_Text">4000<text:tab/><text:span text:style-name="T5">GOSUB</text:span>9100<text:tab/></text:p>
      <text:p text:style-name="Preformatted_20_Text">4010<text:tab/>Y=L(J):X9$="N"</text:p>
      <text:p text:style-name="Preformatted_20_Text">4020<text:tab/><text:span text:style-name="T5">GOSUB</text:span>800<text:tab/>0<text:tab/></text:p>
      <text:p text:style-name="Preformatted_20_Text">4030<text:tab/>NEXTJ</text:p>
      <text:p text:style-name="Preformatted_20_Text">4040<text:tab/><text:span text:style-name="T5">GOSUB</text:span>9700<text:tab/></text:p>
      <text:p text:style-name="Preformatted_20_Text">4050<text:tab/>RETURN</text:p>
      <text:p text:style-name="Preformatted_20_Text">4060<text:tab/><text:span text:style-name="T2">REM</text:span>--------------------------</text:p>
      <text:p text:style-name="Preformatted_20_Text">4070<text:tab/><text:span text:style-name="T2">REM</text:span></text:p>
      <text:p text:style-name="Preformatted_20_Text">4080<text:tab/><text:span text:style-name="T2">REM</text:span> WAIT ROUTINE</text:p>
      <text:p text:style-name="Preformatted_20_Text">4090<text:tab/>INVERSE</text:p>
      <text:p text:style-name="Preformatted_20_Text">4100<text:tab/>VTAB23:HTAB37:<text:span text:style-name="T3">PRINT</text:span>"GO ?"</text:p>
      <text:p text:style-name="Preformatted_20_Text">4110<text:tab/>GETW$:IFW$=""THEN4110<text:tab/></text:p>
      <text:p text:style-name="Preformatted_20_Text">4120<text:tab/>VTAB23:HTAB37:<text:span text:style-name="T3">PRINT</text:span>" OK "</text:p>
      <text:p text:style-name="Preformatted_20_Text">4130<text:tab/>NORMAL</text:p>
      <text:p text:style-name="Preformatted_20_Text">4140<text:tab/>RETURN</text:p>
      <text:p text:style-name="Preformatted_20_Text">4150<text:tab/><text:span text:style-name="T2">REM</text:span></text:p>
      <text:p text:style-name="Preformatted_20_Text">4160<text:tab/><text:span text:style-name="T2">REM</text:span>--------------------------------</text:p>
      <text:p text:style-name="Preformatted_20_Text">4170<text:tab/><text:span text:style-name="T2">REM</text:span></text:p>
      <text:p text:style-name="Preformatted_20_Text">4180<text:tab/><text:span text:style-name="T2">REM</text:span> MENU</text:p>
      <text:p text:style-name="Preformatted_20_Text">4190<text:tab/><text:span text:style-name="T2">REM</text:span></text:p>
      <text:p text:style-name="Preformatted_20_Text">4200<text:tab/>HOME:<text:span text:style-name="T3">PRINT</text:span>:<text:span text:style-name="T3">PRINT</text:span>"AFTER ANY POINT TYPE:"</text:p>
      <text:p text:style-name="Preformatted_20_Text">4210<text:tab/><text:span text:style-name="T3">PRINT</text:span>:<text:span text:style-name="T3">PRINT</text:span>"S <text:s/>START AGAIN FROM SCRATCH"</text:p>
      <text:p text:style-name="Preformatted_20_Text">4220<text:tab/><text:span text:style-name="T3">PRINT</text:span>:<text:span text:style-name="T3">PRINT</text:span>"R <text:s/>RESET PLOT AXES AND RE-ENTER POINTS"</text:p>
      <text:p text:style-name="Preformatted_20_Text">4230<text:tab/><text:span text:style-name="T3">PRINT</text:span>:<text:span text:style-name="T3">PRINT</text:span>"T <text:s/>BEGIN ALL DATA POINTS AGAIN"</text:p>
      <text:p text:style-name="Preformatted_20_Text">4240<text:tab/><text:span text:style-name="T3">PRINT</text:span>:<text:span text:style-name="T3">PRINT</text:span>"D <text:s/>DELETE LAST DATA POINT,"</text:p>
      <text:p text:style-name="Preformatted_20_Text">4250<text:tab/><text:span text:style-name="T3">PRINT</text:span>" <text:s text:c="2"/>(DD FOR LAST TWO, DDD FOR"</text:p>
      <text:p text:style-name="Preformatted_20_Text">4260<text:tab/><text:span text:style-name="T3">PRINT</text:span>" <text:s text:c="3"/>LAST THREE, ETC.)"</text:p>
      <text:p text:style-name="Preformatted_20_Text">4270<text:tab/><text:span text:style-name="T3">PRINT</text:span>:<text:span text:style-name="T3">PRINT</text:span>"C <text:s/>CHANGE POINT LABEL STRING"</text:p>
      <text:p text:style-name="Preformatted_20_Text">4280<text:tab/><text:span text:style-name="T3">PRINT</text:span>:<text:span text:style-name="T3">PRINT</text:span>"Q <text:s/>QUIT"</text:p>
      <text:p text:style-name="Preformatted_20_Text">4285<text:tab/><text:span text:style-name="T3">PRINT</text:span>:<text:span text:style-name="T3">PRINT</text:span>"N NEXT GRAPH"</text:p>
      <text:p text:style-name="Preformatted_20_Text">4290<text:tab/><text:span text:style-name="T3">PRINT</text:span>:<text:span text:style-name="T3">PRINT</text:span>"E <text:s/>END OF DATA"</text:p>
      <text:p text:style-name="Preformatted_20_Text">4300<text:tab/><text:span text:style-name="T5">GOSUB</text:span>40<text:tab/>90<text:tab/></text:p>
      <text:p text:style-name="Preformatted_20_Text">4310<text:tab/>RETURN</text:p>
      <text:p text:style-name="Preformatted_20_Text">4320<text:tab/><text:span text:style-name="T2">REM</text:span></text:p>
      <text:p text:style-name="Preformatted_20_Text">4330<text:tab/><text:span text:style-name="T2">REM</text:span> END OF MENU</text:p>
      <text:p text:style-name="Preformatted_20_Text">4340<text:tab/><text:span text:style-name="T2">REM</text:span></text:p>
      <text:p text:style-name="Preformatted_20_Text"><text:soft-page-break/>4350<text:tab/><text:span text:style-name="T2">REM</text:span>--------------------</text:p>
      <text:p text:style-name="Preformatted_20_Text">4360<text:tab/><text:span text:style-name="T2">REM</text:span></text:p>
      <text:p text:style-name="Preformatted_20_Text">4370<text:tab/><text:span text:style-name="T2">REM</text:span> GETS POINT FROM TABLET</text:p>
      <text:p text:style-name="Preformatted_20_Text">4380<text:tab/><text:span text:style-name="T2">REM</text:span></text:p>
      <text:p text:style-name="Preformatted_20_Text">4390<text:tab/><text:span text:style-name="T3">PRINT</text:span>E$:<text:span text:style-name="T4">GOTO</text:span>4520<text:tab/></text:p>
      <text:p text:style-name="Preformatted_20_Text">4400<text:tab/>A=PEEK(-16384)</text:p>
      <text:p text:style-name="Preformatted_20_Text">4410<text:tab/>POKE-16368,0<text:tab/></text:p>
      <text:p text:style-name="Preformatted_20_Text">4420<text:tab/><text:span text:style-name="T2">REM</text:span> GETS KEYBOARD CHARACTER</text:p>
      <text:p text:style-name="Preformatted_20_Text">4430<text:tab/>IFA=20<text:tab/>9THEN2340<text:tab/>:<text:span text:style-name="T2">REM</text:span>Q</text:p>
      <text:p text:style-name="Preformatted_20_Text">4440<text:tab/>IFA=210<text:tab/>THEN10<text:tab/>50<text:tab/>:<text:span text:style-name="T2">REM</text:span>R</text:p>
      <text:p text:style-name="Preformatted_20_Text">4450<text:tab/>IFA=211THEN640<text:tab/>:<text:span text:style-name="T2">REM</text:span>S</text:p>
      <text:p text:style-name="Preformatted_20_Text">4460<text:tab/>IFA=212THEN1740<text:tab/>:<text:span text:style-name="T2">REM</text:span>T</text:p>
      <text:p text:style-name="Preformatted_20_Text">4470<text:tab/>IFA=195THEN4660<text:tab/>:<text:span text:style-name="T2">REM</text:span>C</text:p>
      <text:p text:style-name="Preformatted_20_Text">4480<text:tab/>IFA=196THEN4710<text:tab/>:<text:span text:style-name="T2">REM</text:span>D</text:p>
      <text:p text:style-name="Preformatted_20_Text">4490<text:tab/>IFA=197THEN2230<text:tab/>:<text:span text:style-name="T2">REM</text:span>E</text:p>
      <text:p text:style-name="Preformatted_20_Text">4495<text:tab/>IFA=20<text:tab/>6THEN4725:<text:span text:style-name="T2">REM</text:span>N</text:p>
      <text:p text:style-name="Preformatted_20_Text">4500<text:tab/>IFA=200<text:tab/>THEN<text:span text:style-name="T5">GOSUB</text:span>4200<text:tab/>:<text:span text:style-name="T2">REM</text:span>H</text:p>
      <text:p text:style-name="Preformatted_20_Text">4510<text:tab/><text:span text:style-name="T3">PRINT</text:span>"NON MENU CHARACTER"</text:p>
      <text:p text:style-name="Preformatted_20_Text">4520<text:tab/><text:span text:style-name="T3">PRINT</text:span>E$;"IN#5":INPUT"";ZX,ZY,Z:<text:span text:style-name="T3">PRINT</text:span>E$;"IN#0<text:tab/>"</text:p>
      <text:p text:style-name="Preformatted_20_Text">4530<text:tab/>POKE37,22</text:p>
      <text:p text:style-name="Preformatted_20_Text">4540<text:tab/>IFZ&lt;0<text:tab/>THEN4400<text:tab/></text:p>
      <text:p text:style-name="Preformatted_20_Text">4550<text:tab/>Z=ABS(Z)</text:p>
      <text:p text:style-name="Preformatted_20_Text">4560<text:tab/>IFZ&gt;10<text:tab/>THEN<text:span text:style-name="T3">PRINT</text:span>"PEN OFF SCALE"</text:p>
      <text:p text:style-name="Preformatted_20_Text">4570<text:tab/>IFZ&gt;=10<text:tab/>THENZ=Z-10<text:tab/>:<text:span text:style-name="T2">REM</text:span>GETSONESDIGIT</text:p>
      <text:p text:style-name="Preformatted_20_Text">4580<text:tab/>IFZ&lt;&gt;2THEN4520<text:tab/></text:p>
      <text:p text:style-name="Preformatted_20_Text">4590<text:tab/><text:span text:style-name="T3">PRINT</text:span>E$;"IN#5":INPUT"";ZX,ZY,Z:<text:span text:style-name="T3">PRINT</text:span>E$;"IN#0<text:tab/>"</text:p>
      <text:p text:style-name="Preformatted_20_Text">4600<text:tab/>IFZ&lt;&gt;0<text:tab/>THEN4590<text:tab/></text:p>
      <text:p text:style-name="Preformatted_20_Text">4610<text:tab/>IFF1$="T"THENGETW$</text:p>
      <text:p text:style-name="Preformatted_20_Text">4620<text:tab/>RETURN</text:p>
      <text:p text:style-name="Preformatted_20_Text">4630<text:tab/><text:span text:style-name="T2">REM</text:span></text:p>
      <text:p text:style-name="Preformatted_20_Text">4640<text:tab/><text:span text:style-name="T2">REM</text:span> END OF TABLET GET</text:p>
      <text:p text:style-name="Preformatted_20_Text">4650<text:tab/><text:span text:style-name="T2">REM</text:span></text:p>
      <text:p text:style-name="Preformatted_20_Text">4660<text:tab/><text:span text:style-name="T3">PRINT</text:span>:<text:span text:style-name="T3">PRINT</text:span>:<text:span text:style-name="T3">PRINT</text:span>"SYMBOL INTEGER (1-6): ":GETL</text:p>
      <text:p text:style-name="Preformatted_20_Text">4670<text:tab/>L=INT(L)</text:p>
      <text:p text:style-name="Preformatted_20_Text">4680<text:tab/>IFL&gt;6THEN4660<text:tab/></text:p>
      <text:p text:style-name="Preformatted_20_Text">4690<text:tab/>IFL&lt;1THEN4660<text:tab/></text:p>
      <text:p text:style-name="Preformatted_20_Text">4700<text:tab/><text:span text:style-name="T3">PRINT</text:span>E$:<text:span text:style-name="T4">GOTO</text:span>4520<text:tab/></text:p>
      <text:p text:style-name="Preformatted_20_Text">4710<text:tab/>J=J-1:<text:span text:style-name="T3">PRINT</text:span>"LAST POINT DELETED"</text:p>
      <text:p text:style-name="Preformatted_20_Text">4720<text:tab/><text:span text:style-name="T4">GOTO</text:span>1750<text:tab/></text:p>
      <text:p text:style-name="Preformatted_20_Text">4725<text:tab/>JK=J:F4$="T":<text:span text:style-name="T4">GOTO</text:span>590<text:tab/></text:p>
      <text:p text:style-name="Preformatted_20_Text">4730<text:tab/><text:span text:style-name="T2">REM</text:span></text:p>
      <text:p text:style-name="Preformatted_20_Text">4740<text:tab/><text:span text:style-name="T2">REM</text:span>--------------------------------</text:p>
      <text:p text:style-name="Preformatted_20_Text">4750<text:tab/><text:span text:style-name="T2">REM</text:span></text:p>
      <text:p text:style-name="Preformatted_20_Text">4760<text:tab/><text:span text:style-name="T2">REM</text:span> RESCALE/REPROCESS</text:p>
      <text:p text:style-name="Preformatted_20_Text">4770<text:tab/><text:span text:style-name="T2">REM</text:span></text:p>
      <text:p text:style-name="Preformatted_20_Text">4780<text:tab/><text:span text:style-name="T3">PRINT</text:span>:<text:span text:style-name="T3">PRINT</text:span>:<text:span text:style-name="T3">PRINT</text:span>"DO YOU WISH TO RESCALE OR TO"</text:p>
      <text:p text:style-name="Preformatted_20_Text">4790<text:tab/><text:span text:style-name="T3">PRINT</text:span>:<text:span text:style-name="T3">PRINT</text:span>"REPROCESS THE DATA ?"</text:p>
      <text:p text:style-name="Preformatted_20_Text">4800<text:tab/><text:span text:style-name="T3">PRINT</text:span>:<text:span text:style-name="T3">PRINT</text:span>"(ANSWER Y OR N) ":GETW$</text:p>
      <text:p text:style-name="Preformatted_20_Text">4810<text:tab/>IFW$="N"THENRETURN</text:p>
      <text:p text:style-name="Preformatted_20_Text">4820<text:tab/>IFW$&lt;&gt;"Y"THEN4800<text:tab/></text:p>
      <text:p text:style-name="Preformatted_20_Text">4830<text:tab/>HOME:<text:span text:style-name="T3">PRINT</text:span>:<text:span text:style-name="T3">PRINT</text:span>:<text:span text:style-name="T3">PRINT</text:span></text:p>
      <text:p text:style-name="Preformatted_20_Text">4840<text:tab/><text:span text:style-name="T3">PRINT</text:span>"X MAGNIFICATION IS/WAS ";BX</text:p>
      <text:p text:style-name="Preformatted_20_Text">4850<text:tab/><text:span text:style-name="T3">PRINT</text:span>:<text:span text:style-name="T3">PRINT</text:span>"Y MAGNIFICATION IS/WAS ";BY</text:p>
      <text:p text:style-name="Preformatted_20_Text">4860<text:tab/><text:span text:style-name="T3">PRINT</text:span>:INPUT"NEW X MAG.: ";BX</text:p>
      <text:p text:style-name="Preformatted_20_Text">4870<text:tab/><text:span text:style-name="T3">PRINT</text:span>:INPUT"NEW Y MAG.: ";BY</text:p>
      <text:p text:style-name="Preformatted_20_Text">4880<text:tab/><text:span text:style-name="T3">PRINT</text:span>:<text:span text:style-name="T3">PRINT</text:span>:<text:span text:style-name="T3">PRINT</text:span>"USING CODE IN LINES 600<text:tab/>1-6999:"</text:p>
      <text:p text:style-name="Preformatted_20_Text">4890<text:tab/><text:span text:style-name="T3">PRINT</text:span>:LIST600<text:tab/>1-6999</text:p>
      <text:p text:style-name="Preformatted_20_Text">4900<text:tab/><text:span text:style-name="T5">GOSUB</text:span>40<text:tab/>90<text:tab/></text:p>
      <text:p text:style-name="Preformatted_20_Text">4910<text:tab/><text:span text:style-name="T3">PRINT</text:span>:<text:span text:style-name="T3">PRINT</text:span>:<text:span text:style-name="T3">PRINT</text:span>"CHANGE SYMBOL INTEGERS ?"</text:p>
      <text:p text:style-name="Preformatted_20_Text">4920<text:tab/><text:span text:style-name="T3">PRINT</text:span>:<text:span text:style-name="T3">PRINT</text:span>"(ANSWER Y OR N) ":GETF4$</text:p>
      <text:p text:style-name="Preformatted_20_Text">4930<text:tab/>IFF4$="Y"THEN4950<text:tab/></text:p>
      <text:p text:style-name="Preformatted_20_Text">4940<text:tab/>IFF4$&lt;&gt;"N"THEN4920<text:tab/></text:p>
      <text:p text:style-name="Preformatted_20_Text">4950<text:tab/><text:span text:style-name="T5">GOSUB</text:span>40<text:tab/>90<text:tab/></text:p>
      <text:p text:style-name="Preformatted_20_Text">4960<text:tab/>FORJ=1TOJT</text:p>
      <text:p text:style-name="Preformatted_20_Text"><text:soft-page-break/>4970<text:tab/>XP=XP(J):YP=YP(J)</text:p>
      <text:p text:style-name="Preformatted_20_Text">4980<text:tab/>XB=XP*BX:YB=YP*BY</text:p>
      <text:p text:style-name="Preformatted_20_Text">4990<text:tab/><text:span text:style-name="T5">GOSUB</text:span>600<text:tab/>0<text:tab/></text:p>
      <text:p text:style-name="Preformatted_20_Text">500<text:tab/>0<text:tab/>XB(J)=XB:YB(J)=YB</text:p>
      <text:p text:style-name="Preformatted_20_Text">5010<text:tab/>IFF4$="N"THEN50<text:tab/>70<text:tab/></text:p>
      <text:p text:style-name="Preformatted_20_Text">5020<text:tab/><text:span text:style-name="T3">PRINT</text:span>J;" SYMBOL INTEGER WAS ";L(J);" NOW: "</text:p>
      <text:p text:style-name="Preformatted_20_Text">5030<text:tab/>GETL:L=INT(L)</text:p>
      <text:p text:style-name="Preformatted_20_Text">5040<text:tab/>IFL&gt;6THEN50<text:tab/>20<text:tab/>:</text:p>
      <text:p text:style-name="Preformatted_20_Text">5050<text:tab/>IFL&lt;1THEN50<text:tab/>20<text:tab/></text:p>
      <text:p text:style-name="Preformatted_20_Text">5060<text:tab/>L(J)=L</text:p>
      <text:p text:style-name="Preformatted_20_Text">5070<text:tab/>NEXTJ</text:p>
      <text:p text:style-name="Preformatted_20_Text">5080<text:tab/><text:span text:style-name="T3">PRINT</text:span>:<text:span text:style-name="T3">PRINT</text:span>"DATA NOW RESCALED."</text:p>
      <text:p text:style-name="Preformatted_20_Text">5090<text:tab/><text:span text:style-name="T5">GOSUB</text:span>2640<text:tab/>:<text:span text:style-name="T2">REM</text:span><text:span text:style-name="T3">PRINT</text:span>OUT</text:p>
      <text:p text:style-name="Preformatted_20_Text">5100<text:tab/>RETURN</text:p>
      <text:p text:style-name="Preformatted_20_Text">5110<text:tab/><text:span text:style-name="T2">REM</text:span></text:p>
      <text:p text:style-name="Preformatted_20_Text">5120<text:tab/><text:span text:style-name="T2">REM</text:span> END OF RESCALE/REPROCESS</text:p>
      <text:p text:style-name="Preformatted_20_Text">5130<text:tab/><text:span text:style-name="T2">REM</text:span></text:p>
      <text:p text:style-name="Preformatted_20_Text">5140<text:tab/><text:span text:style-name="T2">REM</text:span>--------------------------------</text:p>
      <text:p text:style-name="Preformatted_20_Text">5150<text:tab/><text:span text:style-name="T2">REM</text:span></text:p>
      <text:p text:style-name="Preformatted_20_Text">5160<text:tab/><text:span text:style-name="T2">REM</text:span> RMXMN</text:p>
      <text:p text:style-name="Preformatted_20_Text">5170<text:tab/><text:span text:style-name="T2">REM</text:span></text:p>
      <text:p text:style-name="Preformatted_20_Text">5180<text:tab/>X6=XB(1):Y6=YB(1)</text:p>
      <text:p text:style-name="Preformatted_20_Text">5190<text:tab/>X7=X6:Y7=Y6</text:p>
      <text:p text:style-name="Preformatted_20_Text">5200<text:tab/>FORJ=1TOJT</text:p>
      <text:p text:style-name="Preformatted_20_Text">5210<text:tab/>IFX6&gt;XB(J)THENX6=XB(J)</text:p>
      <text:p text:style-name="Preformatted_20_Text">5220<text:tab/>IFY6&gt;YB(J)THENY6=YB(J)</text:p>
      <text:p text:style-name="Preformatted_20_Text">5230<text:tab/>IFX7&lt;XB(J)THENX7=XB(J)</text:p>
      <text:p text:style-name="Preformatted_20_Text">5240<text:tab/>IFY7&lt;YB(J)THENY7=YB(J)</text:p>
      <text:p text:style-name="Preformatted_20_Text">5250<text:tab/>NEXT</text:p>
      <text:p text:style-name="Preformatted_20_Text">5260<text:tab/>RETURN</text:p>
      <text:p text:style-name="Preformatted_20_Text">5270<text:tab/><text:span text:style-name="T2">REM</text:span></text:p>
      <text:p text:style-name="Preformatted_20_Text">5280<text:tab/><text:span text:style-name="T2">REM</text:span>--------------------------------</text:p>
      <text:p text:style-name="Preformatted_20_Text">5290<text:tab/><text:span text:style-name="T2">REM</text:span></text:p>
      <text:p text:style-name="Preformatted_20_Text">5300<text:tab/><text:span text:style-name="T2">REM</text:span>SUMMARY</text:p>
      <text:p text:style-name="Preformatted_20_Text">5310<text:tab/><text:span text:style-name="T2">REM</text:span></text:p>
      <text:p text:style-name="Preformatted_20_Text">5320<text:tab/>HOME:<text:span text:style-name="T3">PRINT</text:span>:<text:span text:style-name="T3">PRINT</text:span>:<text:span text:style-name="T3">PRINT</text:span></text:p>
      <text:p text:style-name="Preformatted_20_Text">5330<text:tab/><text:span text:style-name="T3">PRINT</text:span>"TITLE = ";T$</text:p>
      <text:p text:style-name="Preformatted_20_Text">5340<text:tab/><text:span text:style-name="T3">PRINT</text:span>:<text:span text:style-name="T3">PRINT</text:span>"NUMBER OF DATA POINTS = ";JT</text:p>
      <text:p text:style-name="Preformatted_20_Text">5350<text:tab/><text:span text:style-name="T3">PRINT</text:span>:<text:span text:style-name="T3">PRINT</text:span>"X MULTIPLIER = ";BX</text:p>
      <text:p text:style-name="Preformatted_20_Text">5360<text:tab/><text:span text:style-name="T3">PRINT</text:span>:<text:span text:style-name="T3">PRINT</text:span>"Y MULTIPLIER = ";BY</text:p>
      <text:p text:style-name="Preformatted_20_Text">5370<text:tab/><text:span text:style-name="T5">GOSUB</text:span>5180<text:tab/>:DATALIMITS</text:p>
      <text:p text:style-name="Preformatted_20_Text">5380<text:tab/><text:span text:style-name="T3">PRINT</text:span>:<text:span text:style-name="T3">PRINT</text:span>:<text:span text:style-name="T3">PRINT</text:span></text:p>
      <text:p text:style-name="Preformatted_20_Text">5390<text:tab/><text:span text:style-name="T3">PRINT</text:span>:<text:span text:style-name="T3">PRINT</text:span>"MAX X VALUE = ";X7:<text:span text:style-name="T3">PRINT</text:span>:<text:span text:style-name="T3">PRINT</text:span>"MIN X VALUE = ";X6</text:p>
      <text:p text:style-name="Preformatted_20_Text">5400<text:tab/><text:span text:style-name="T3">PRINT</text:span>:<text:span text:style-name="T3">PRINT</text:span>:<text:span text:style-name="T3">PRINT</text:span>"MAX Y VALUE = ";Y7:<text:span text:style-name="T3">PRINT</text:span>:<text:span text:style-name="T3">PRINT</text:span>"MIN Y VALUE = ";Y6</text:p>
      <text:p text:style-name="Preformatted_20_Text">5410<text:tab/>RETURN</text:p>
      <text:p text:style-name="Preformatted_20_Text">5420<text:tab/><text:span text:style-name="T2">REM</text:span></text:p>
      <text:p text:style-name="Preformatted_20_Text">5430<text:tab/><text:span text:style-name="T2">REM</text:span>END OF SUMMARY</text:p>
      <text:p text:style-name="Preformatted_20_Text">5440<text:tab/><text:span text:style-name="T2">REM</text:span></text:p>
      <text:p text:style-name="Preformatted_20_Text">6000<text:tab/><text:span text:style-name="T2">REM</text:span>--------------------------</text:p>
      <text:p text:style-name="Preformatted_20_Text">6001<text:tab/>XB=XP*BX</text:p>
      <text:p text:style-name="Preformatted_20_Text">6002<text:tab/>YB=YP*BY</text:p>
      <text:p text:style-name="Preformatted_20_Text">7000<text:tab/>RETURN</text:p>
      <text:p text:style-name="Preformatted_20_Text">8000<text:tab/>PR#2:<text:span text:style-name="T3">PRINT</text:span>X9$;INT(Y):<text:span text:style-name="T4">GOTO</text:span>9800<text:tab/></text:p>
      <text:p text:style-name="Preformatted_20_Text">8500<text:tab/>PR#2:<text:span text:style-name="T3">PRINT</text:span>"X";INT(X);" <text:s text:c="11"/>,";INT(Y)",";INT(R)</text:p>
      <text:p text:style-name="Preformatted_20_Text">8510<text:tab/><text:span text:style-name="T4">GOTO</text:span>9800<text:tab/></text:p>
      <text:p text:style-name="Preformatted_20_Text">9000<text:tab/>PR#2:<text:span text:style-name="T3">PRINT</text:span>"D"INT(X);", <text:s text:c="11"/>";INT(Y):<text:span text:style-name="T4">GOTO</text:span>9800<text:tab/></text:p>
      <text:p text:style-name="Preformatted_20_Text">9100<text:tab/>PR#2:<text:span text:style-name="T3">PRINT</text:span>"M"INT(X);", <text:s text:c="11"/>";INT(Y):<text:span text:style-name="T4">GOTO</text:span>9800<text:tab/></text:p>
      <text:p text:style-name="Preformatted_20_Text">9200<text:tab/>PR#2:<text:span text:style-name="T3">PRINT</text:span>"I";INT(X);" <text:s text:c="11"/>,";INT(Y):<text:span text:style-name="T4">GOTO</text:span>9800<text:tab/></text:p>
      <text:p text:style-name="Preformatted_20_Text">9300<text:tab/>PR#2:<text:span text:style-name="T3">PRINT</text:span>"R";INT(X);" <text:s text:c="11"/>,";INT(Y):<text:span text:style-name="T4">GOTO</text:span>9800<text:tab/></text:p>
      <text:p text:style-name="Preformatted_20_Text">9400<text:tab/>PR#2:<text:span text:style-name="T3">PRINT</text:span>"P";X$</text:p>
      <text:p text:style-name="Preformatted_20_Text">9700<text:tab/>PR#2:<text:span text:style-name="T3">PRINT</text:span>"H"</text:p>
      <text:p text:style-name="Preformatted_20_Text">9800<text:tab/>PR#0<text:tab/>:RETURN</text:p>
      <text:p text:style-name="Preformatted_20_Text">9990<text:tab/>END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30T16:23:47.713000000</dc:date>
    <meta:editing-duration>PT14M32S</meta:editing-duration>
    <meta:editing-cycles>3</meta:editing-cycles>
    <meta:generator>LibreOffice/7.0.4.2$Windows_X86_64 LibreOffice_project/dcf040e67528d9187c66b2379df5ea4407429775</meta:generator>
    <meta:document-statistic meta:table-count="0" meta:image-count="0" meta:object-count="0" meta:page-count="9" meta:paragraph-count="570" meta:word-count="1922" meta:character-count="14959" meta:non-whitespace-character-count="13362"/>
  </office:meta>
</office:document-meta>
</file>